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468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1307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3283in"/>
    </style:style>
    <style:style style:name="co16" style:family="table-column">
      <style:table-column-properties fo:break-before="auto" style:column-width="1.4398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8118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4811in"/>
    </style:style>
    <style:style style:name="co22" style:family="table-column">
      <style:table-column-properties fo:break-before="auto" style:column-width="1.6902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2043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PageStyle_5f_Cojack">
      <style:table-properties table:display="true" style:writing-mode="lr-tb"/>
    </style:style>
    <style:style style:name="ta4" style:family="table" style:master-page-name="PageStyle_5f_Pent">
      <style:table-properties table:display="true" style:writing-mode="lr-tb"/>
    </style:style>
    <style:style style:name="ta5" style:family="table" style:master-page-name="PageStyle_5f_Drall">
      <style:table-properties table:display="true" style:writing-mode="lr-tb"/>
    </style:style>
    <style:style style:name="ta6" style:family="table" style:master-page-name="PageStyle_5f_IO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3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36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7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3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5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2pt" style:font-size-asian="12pt" style:font-size-complex="12pt"/>
    </style:style>
    <style:style style:name="ce54" style:family="table-cell" style:parent-style-name="Excel_20_Built-in_20_Normal" style:data-style-name="N12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4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0" table:number-columns-repeated="1011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29"/>
          <table:table-cell table:style-name="ce27" table:number-columns-repeated="1011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17" office:value-type="float" office:value="264383.666666667" calcext:value-type="float">
            <text:p>264384</text:p>
          </table:table-cell>
          <table:table-cell table:style-name="ce17" office:value-type="float" office:value="154.333333333333" calcext:value-type="float">
            <text:p>154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2.6770543333333" calcext:value-type="float">
            <text:p>12.6771</text:p>
          </table:table-cell>
          <table:table-cell table:style-name="ce26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17" office:value-type="float" office:value="244763.666666667" calcext:value-type="float">
            <text:p>244764</text:p>
          </table:table-cell>
          <table:table-cell table:style-name="ce22" office:value-type="float" office:value="130.666666666667" calcext:value-type="float">
            <text:p>13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3.500792" calcext:value-type="float">
            <text:p>13.5008</text:p>
          </table:table-cell>
          <table:table-cell table:style-name="ce26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17" office:value-type="float" office:value="255692.333333333" calcext:value-type="float">
            <text:p>255692</text:p>
          </table:table-cell>
          <table:table-cell table:style-name="ce22" office:value-type="float" office:value="189.333333333333" calcext:value-type="float">
            <text:p>189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11.8199916666667" calcext:value-type="float">
            <text:p>11.8200</text:p>
          </table:table-cell>
          <table:table-cell table:style-name="ce26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17" office:value-type="float" office:value="254765.333333333" calcext:value-type="float">
            <text:p>254765</text:p>
          </table:table-cell>
          <table:table-cell table:style-name="ce22" office:value-type="float" office:value="147" calcext:value-type="float">
            <text:p>147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13.600104" calcext:value-type="float">
            <text:p>13.6001</text:p>
          </table:table-cell>
          <table:table-cell table:style-name="ce26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17" office:value-type="float" office:value="257179.333333333" calcext:value-type="float">
            <text:p>257179</text:p>
          </table:table-cell>
          <table:table-cell table:style-name="ce22" office:value-type="float" office:value="149" calcext:value-type="float">
            <text:p>149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12.077126" calcext:value-type="float">
            <text:p>12.0771</text:p>
          </table:table-cell>
          <table:table-cell table:style-name="ce26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17" office:value-type="float" office:value="44943705.3333333" calcext:value-type="float">
            <text:p>4494370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25" office:value-type="float" office:value="1.68960333333333" calcext:value-type="float">
            <text:p>1.6896</text:p>
          </table:table-cell>
          <table:table-cell table:style-name="ce25" office:value-type="float" office:value="0.002125" calcext:value-type="float">
            <text:p>0.0021</text:p>
          </table:table-cell>
          <table:table-cell table:style-name="ce25" office:value-type="float" office:value="380.0295" calcext:value-type="float">
            <text:p>380.0295</text:p>
          </table:table-cell>
          <table:table-cell table:style-name="ce26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17" office:value-type="float" office:value="39689660.3333333" calcext:value-type="float">
            <text:p>39689660</text:p>
          </table:table-cell>
          <table:table-cell table:style-name="ce22" office:value-type="float" office:value="11.6666666666667" calcext:value-type="float">
            <text:p>12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25" office:value-type="float" office:value="2.34309633333333" calcext:value-type="float">
            <text:p>2.3431</text:p>
          </table:table-cell>
          <table:table-cell table:style-name="ce25" office:value-type="float" office:value="0.00123866666666667" calcext:value-type="float">
            <text:p>0.0012</text:p>
          </table:table-cell>
          <table:table-cell table:style-name="ce25" office:value-type="float" office:value="1199.58085133333" calcext:value-type="float">
            <text:p>1199.5809</text:p>
          </table:table-cell>
          <table:table-cell table:style-name="ce26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17" office:value-type="float" office:value="35315765" calcext:value-type="float">
            <text:p>35315765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25" office:value-type="float" office:value="5.18352766666667" calcext:value-type="float">
            <text:p>5.1835</text:p>
          </table:table-cell>
          <table:table-cell table:style-name="ce25" office:value-type="float" office:value="0.002019" calcext:value-type="float">
            <text:p>0.0020</text:p>
          </table:table-cell>
          <table:table-cell table:style-name="ce25" office:value-type="float" office:value="1102.587565" calcext:value-type="float">
            <text:p>1102.5876</text:p>
          </table:table-cell>
          <table:table-cell table:style-name="ce26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17" office:value-type="float" office:value="35672378.3333333" calcext:value-type="float">
            <text:p>35672378</text:p>
          </table:table-cell>
          <table:table-cell table:style-name="ce22" office:value-type="float" office:value="40.6666666666667" calcext:value-type="float">
            <text:p>41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25" office:value-type="float" office:value="5.087626" calcext:value-type="float">
            <text:p>5.0876</text:p>
          </table:table-cell>
          <table:table-cell table:style-name="ce25" office:value-type="float" office:value="0.00221866666666667" calcext:value-type="float">
            <text:p>0.0022</text:p>
          </table:table-cell>
          <table:table-cell table:style-name="ce25" office:value-type="float" office:value="1073.93807" calcext:value-type="float">
            <text:p>1073.9381</text:p>
          </table:table-cell>
          <table:table-cell table:style-name="ce26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17" office:value-type="float" office:value="35648187.6666667" calcext:value-type="float">
            <text:p>35648188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25" office:value-type="float" office:value="5.143038" calcext:value-type="float">
            <text:p>5.1430</text:p>
          </table:table-cell>
          <table:table-cell table:style-name="ce25" office:value-type="float" office:value="0.002343" calcext:value-type="float">
            <text:p>0.0023</text:p>
          </table:table-cell>
          <table:table-cell table:style-name="ce25" office:value-type="float" office:value="1076.447713" calcext:value-type="float">
            <text:p>1076.4477</text:p>
          </table:table-cell>
          <table:table-cell table:style-name="ce26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17" office:value-type="float" office:value="255790.666666667" calcext:value-type="float">
            <text:p>255791</text:p>
          </table:table-cell>
          <table:table-cell table:style-name="ce22" office:value-type="float" office:value="37.6666666666667" calcext:value-type="float">
            <text:p>38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12.2214646666667" calcext:value-type="float">
            <text:p>12.2215</text:p>
          </table:table-cell>
          <table:table-cell table:style-name="ce26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17" office:value-type="float" office:value="255233" calcext:value-type="float">
            <text:p>255233</text:p>
          </table:table-cell>
          <table:table-cell table:style-name="ce22" office:value-type="float" office:value="29.6666666666667" calcext:value-type="float">
            <text:p>30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15.2366663333333" calcext:value-type="float">
            <text:p>15.2367</text:p>
          </table:table-cell>
          <table:table-cell table:style-name="ce26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17" office:value-type="float" office:value="248001" calcext:value-type="float">
            <text:p>248001</text:p>
          </table:table-cell>
          <table:table-cell table:style-name="ce22" office:value-type="float" office:value="33.6666666666667" calcext:value-type="float">
            <text:p>34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13.5834083333333" calcext:value-type="float">
            <text:p>13.5834</text:p>
          </table:table-cell>
          <table:table-cell table:style-name="ce26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17" office:value-type="float" office:value="254392.666666667" calcext:value-type="float">
            <text:p>254393</text:p>
          </table:table-cell>
          <table:table-cell table:style-name="ce22" office:value-type="float" office:value="42" calcext:value-type="float">
            <text:p>42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14.850435" calcext:value-type="float">
            <text:p>14.8504</text:p>
          </table:table-cell>
          <table:table-cell table:style-name="ce26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17" office:value-type="float" office:value="259062" calcext:value-type="float">
            <text:p>259062</text:p>
          </table:table-cell>
          <table:table-cell table:style-name="ce22" office:value-type="float" office:value="45.6666666666667" calcext:value-type="float">
            <text:p>46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7.93839233333333" calcext:value-type="float">
            <text:p>7.9384</text:p>
          </table:table-cell>
          <table:table-cell table:style-name="ce26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 table:number-columns-repeated="2"/>
          <table:table-cell table:number-columns-repeated="1011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 table:number-columns-repeated="2"/>
          <table:table-cell table:number-columns-repeated="1011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1" office:value-type="percentage" office:value="0.151284815121919" calcext:value-type="percentage">
            <text:p>15.13%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1" office:value-type="percentage" office:value="0.623422573052422" calcext:value-type="percentage">
            <text:p>62.34%</text:p>
          </table:table-cell>
          <table:table-cell table:style-name="ce23" office:value-type="float" office:value="140593" calcext:value-type="float">
            <text:p>140593</text:p>
          </table:table-cell>
          <table:table-cell table:style-name="ce21" office:value-type="percentage" office:value="0.225292611825659" calcext:value-type="percentage">
            <text:p>22.53%</text:p>
          </table:table-cell>
          <table:table-cell table:style-name="ce23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1" office:value-type="percentage" office:value="0.302422473559214" calcext:value-type="percentage">
            <text:p>30.24%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1" office:value-type="percentage" office:value="0.383932324157931" calcext:value-type="percentage">
            <text:p>38.39%</text:p>
          </table:table-cell>
          <table:table-cell table:style-name="ce23" office:value-type="float" office:value="103485.333333333" calcext:value-type="float">
            <text:p>103485</text:p>
          </table:table-cell>
          <table:table-cell table:style-name="ce21" office:value-type="percentage" office:value="0.313645202282855" calcext:value-type="percentage">
            <text:p>31.36%</text:p>
          </table:table-cell>
          <table:table-cell table:style-name="ce23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1" office:value-type="percentage" office:value="0.245188501133066" calcext:value-type="percentage">
            <text:p>24.52%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1" office:value-type="percentage" office:value="0.251739698016886" calcext:value-type="percentage">
            <text:p>25.17%</text:p>
          </table:table-cell>
          <table:table-cell table:style-name="ce23" office:value-type="float" office:value="346610.333333333" calcext:value-type="float">
            <text:p>346610</text:p>
          </table:table-cell>
          <table:table-cell table:style-name="ce21" office:value-type="percentage" office:value="0.503071800850048" calcext:value-type="percentage">
            <text:p>50.31%</text:p>
          </table:table-cell>
          <table:table-cell table:style-name="ce23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1" office:value-type="percentage" office:value="0.334385966865312" calcext:value-type="percentage">
            <text:p>33.44%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1" office:value-type="percentage" office:value="0.32194305732211" calcext:value-type="percentage">
            <text:p>32.19%</text:p>
          </table:table-cell>
          <table:table-cell table:style-name="ce23" office:value-type="float" office:value="108076.666666667" calcext:value-type="float">
            <text:p>108077</text:p>
          </table:table-cell>
          <table:table-cell table:style-name="ce21" office:value-type="percentage" office:value="0.343670975812578" calcext:value-type="percentage">
            <text:p>34.37%</text:p>
          </table:table-cell>
          <table:table-cell table:style-name="ce23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1" office:value-type="percentage" office:value="0.313126924903873" calcext:value-type="percentage">
            <text:p>31.31%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1" office:value-type="percentage" office:value="0.348583807026408" calcext:value-type="percentage">
            <text:p>34.86%</text:p>
          </table:table-cell>
          <table:table-cell table:style-name="ce23" office:value-type="float" office:value="100397.333333333" calcext:value-type="float">
            <text:p>100397</text:p>
          </table:table-cell>
          <table:table-cell table:style-name="ce21" office:value-type="percentage" office:value="0.338289268069719" calcext:value-type="percentage">
            <text:p>33.83%</text:p>
          </table:table-cell>
          <table:table-cell table:style-name="ce23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28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ojack" table:style-name="ta3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3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17" office:value-type="float" office:value="6067046.33333333" calcext:value-type="float">
            <text:p>6067046</text:p>
          </table:table-cell>
          <table:table-cell table:style-name="ce22" office:value-type="float" office:value="36492" calcext:value-type="float">
            <text:p>36492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16.895447" calcext:value-type="float">
            <text:p>16.8954</text:p>
          </table:table-cell>
          <table:table-cell table:style-name="ce26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17" office:value-type="float" office:value="5936822.33333333" calcext:value-type="float">
            <text:p>5936822</text:p>
          </table:table-cell>
          <table:table-cell table:style-name="ce22" office:value-type="float" office:value="33678" calcext:value-type="float">
            <text:p>33678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17.4675996666667" calcext:value-type="float">
            <text:p>17.4676</text:p>
          </table:table-cell>
          <table:table-cell table:style-name="ce26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17" office:value-type="float" office:value="12523754.3333333" calcext:value-type="float">
            <text:p>12523754</text:p>
          </table:table-cell>
          <table:table-cell table:style-name="ce22" office:value-type="float" office:value="73364.6666666667" calcext:value-type="float">
            <text:p>73365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16.3137633333333" calcext:value-type="float">
            <text:p>16.3138</text:p>
          </table:table-cell>
          <table:table-cell table:style-name="ce26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17" office:value-type="float" office:value="5939593.66666667" calcext:value-type="float">
            <text:p>5939594</text:p>
          </table:table-cell>
          <table:table-cell table:style-name="ce22" office:value-type="float" office:value="72556.3333333333" calcext:value-type="float">
            <text:p>72556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16.817981" calcext:value-type="float">
            <text:p>16.8180</text:p>
          </table:table-cell>
          <table:table-cell table:style-name="ce26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17" office:value-type="float" office:value="5876799.66666667" calcext:value-type="float">
            <text:p>5876800</text:p>
          </table:table-cell>
          <table:table-cell table:style-name="ce22" office:value-type="float" office:value="70885" calcext:value-type="float">
            <text:p>70885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16.682816" calcext:value-type="float">
            <text:p>16.6828</text:p>
          </table:table-cell>
          <table:table-cell table:style-name="ce26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 table:number-columns-repeated="1013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17" office:value-type="float" office:value="1980663978.33333" calcext:value-type="float">
            <text:p>1980663978</text:p>
          </table:table-cell>
          <table:table-cell table:style-name="ce22" office:value-type="float" office:value="25706242.6666667" calcext:value-type="float">
            <text:p>25706243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25" office:value-type="float" office:value="2.55213233333333" calcext:value-type="float">
            <text:p>2.5521</text:p>
          </table:table-cell>
          <table:table-cell table:style-name="ce25" office:value-type="float" office:value="50.8594626666667" calcext:value-type="float">
            <text:p>50.8595</text:p>
          </table:table-cell>
          <table:table-cell table:style-name="ce25" office:value-type="float" office:value="380.837595333333" calcext:value-type="float">
            <text:p>380.8376</text:p>
          </table:table-cell>
          <table:table-cell table:style-name="ce26" office:value-type="percentage" office:value="0.017631370154321" calcext:value-type="percentage">
            <text:p>1.7631%</text:p>
          </table:table-cell>
          <table:table-cell table:number-columns-repeated="2"/>
          <table:table-cell table:style-name="ce31"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17" office:value-type="float" office:value="1638000585.33333" calcext:value-type="float">
            <text:p>1638000585</text:p>
          </table:table-cell>
          <table:table-cell table:style-name="ce22" office:value-type="float" office:value="114753775" calcext:value-type="float">
            <text:p>114753775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25" office:value-type="float" office:value="9.24148366666667" calcext:value-type="float">
            <text:p>9.2415</text:p>
          </table:table-cell>
          <table:table-cell table:style-name="ce25" office:value-type="float" office:value="75.8106713333333" calcext:value-type="float">
            <text:p>75.8107</text:p>
          </table:table-cell>
          <table:table-cell table:style-name="ce25" office:value-type="float" office:value="1115.55657966667" calcext:value-type="float">
            <text:p>1115.5566</text:p>
          </table:table-cell>
          <table:table-cell table:style-name="ce26" office:value-type="percentage" office:value="0.0516461379475309" calcext:value-type="percentage">
            <text:p>5.1646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17" office:value-type="float" office:value="3970329322.66667" calcext:value-type="float">
            <text:p>3970329323</text:p>
          </table:table-cell>
          <table:table-cell table:style-name="ce22" office:value-type="float" office:value="2972595715.33333" calcext:value-type="float">
            <text:p>2972595715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25" office:value-type="float" office:value="61.0601963333333" calcext:value-type="float">
            <text:p>61.0602</text:p>
          </table:table-cell>
          <table:table-cell table:style-name="ce25" office:value-type="float" office:value="93.560023" calcext:value-type="float">
            <text:p>93.5600</text:p>
          </table:table-cell>
          <table:table-cell table:style-name="ce25" office:value-type="float" office:value="669.839030333333" calcext:value-type="float">
            <text:p>669.8390</text:p>
          </table:table-cell>
          <table:table-cell table:style-name="ce26" office:value-type="percentage" office:value="0.0310110662191358" calcext:value-type="percentage">
            <text:p>3.1011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17" office:value-type="float" office:value="1596135647.33333" calcext:value-type="float">
            <text:p>1596135647</text:p>
          </table:table-cell>
          <table:table-cell table:style-name="ce22" office:value-type="float" office:value="139865568.666667" calcext:value-type="float">
            <text:p>139865569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25" office:value-type="float" office:value="10.688174" calcext:value-type="float">
            <text:p>10.6882</text:p>
          </table:table-cell>
          <table:table-cell table:style-name="ce25" office:value-type="float" office:value="81.9856996666667" calcext:value-type="float">
            <text:p>81.9857</text:p>
          </table:table-cell>
          <table:table-cell table:style-name="ce25" office:value-type="float" office:value="721.646850666667" calcext:value-type="float">
            <text:p>721.6469</text:p>
          </table:table-cell>
          <table:table-cell table:style-name="ce26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17" office:value-type="float" office:value="1594802838.33333" calcext:value-type="float">
            <text:p>1594802838</text:p>
          </table:table-cell>
          <table:table-cell table:style-name="ce22" office:value-type="float" office:value="138922892.333333" calcext:value-type="float">
            <text:p>138922892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25" office:value-type="float" office:value="10.664525" calcext:value-type="float">
            <text:p>10.6645</text:p>
          </table:table-cell>
          <table:table-cell table:style-name="ce25" office:value-type="float" office:value="81.680916" calcext:value-type="float">
            <text:p>81.6809</text:p>
          </table:table-cell>
          <table:table-cell table:style-name="ce25" office:value-type="float" office:value="690.678792333334" calcext:value-type="float">
            <text:p>690.6788</text:p>
          </table:table-cell>
          <table:table-cell table:style-name="ce26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17" office:value-type="float" office:value="9611048.33333333" calcext:value-type="float">
            <text:p>9611048</text:p>
          </table:table-cell>
          <table:table-cell table:style-name="ce22" office:value-type="float" office:value="171723.333333333" calcext:value-type="float">
            <text:p>171723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18.172867" calcext:value-type="float">
            <text:p>18.1729</text:p>
          </table:table-cell>
          <table:table-cell table:style-name="ce26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31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17" office:value-type="float" office:value="9692935" calcext:value-type="float">
            <text:p>9692935</text:p>
          </table:table-cell>
          <table:table-cell table:style-name="ce22" office:value-type="float" office:value="186846.666666667" calcext:value-type="float">
            <text:p>186847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20.7111606666667" calcext:value-type="float">
            <text:p>20.7112</text:p>
          </table:table-cell>
          <table:table-cell table:style-name="ce26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31"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17" office:value-type="float" office:value="9716993" calcext:value-type="float">
            <text:p>9716993</text:p>
          </table:table-cell>
          <table:table-cell table:style-name="ce22" office:value-type="float" office:value="173392" calcext:value-type="float">
            <text:p>17339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16.5081136666667" calcext:value-type="float">
            <text:p>16.5081</text:p>
          </table:table-cell>
          <table:table-cell table:style-name="ce26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17" office:value-type="float" office:value="9650547.33333333" calcext:value-type="float">
            <text:p>9650547</text:p>
          </table:table-cell>
          <table:table-cell table:style-name="ce22" office:value-type="float" office:value="187058" calcext:value-type="float">
            <text:p>187058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21.2734323333333" calcext:value-type="float">
            <text:p>21.2734</text:p>
          </table:table-cell>
          <table:table-cell table:style-name="ce26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17" office:value-type="float" office:value="905533463" calcext:value-type="float">
            <text:p>905533463</text:p>
          </table:table-cell>
          <table:table-cell table:style-name="ce22" office:value-type="float" office:value="1384627427.66667" calcext:value-type="float">
            <text:p>1384627428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20.313501" calcext:value-type="float">
            <text:p>20.3135</text:p>
          </table:table-cell>
          <table:table-cell table:style-name="ce26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1" office:value-type="percentage" office:value="0.0818475320735257" calcext:value-type="percentage">
            <text:p>8.18%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1" office:value-type="percentage" office:value="0.816067042392693" calcext:value-type="percentage">
            <text:p>81.61%</text:p>
          </table:table-cell>
          <table:table-cell table:style-name="ce23" office:value-type="float" office:value="2100966" calcext:value-type="float">
            <text:p>2100966</text:p>
          </table:table-cell>
          <table:table-cell table:style-name="ce21" office:value-type="percentage" office:value="0.102085425533781" calcext:value-type="percentage">
            <text:p>10.21%</text:p>
          </table:table-cell>
          <table:table-cell table:style-name="ce23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1" office:value-type="percentage" office:value="0.146226734266782" calcext:value-type="percentage">
            <text:p>14.62%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1" office:value-type="percentage" office:value="0.679003606335927" calcext:value-type="percentage">
            <text:p>67.90%</text:p>
          </table:table-cell>
          <table:table-cell table:style-name="ce23" office:value-type="float" office:value="1949224" calcext:value-type="float">
            <text:p>1949224</text:p>
          </table:table-cell>
          <table:table-cell table:style-name="ce21" office:value-type="percentage" office:value="0.17476965939729" calcext:value-type="percentage">
            <text:p>17.48%</text:p>
          </table:table-cell>
          <table:table-cell table:style-name="ce23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1" office:value-type="percentage" office:value="0.155238823284135" calcext:value-type="percentage">
            <text:p>15.52%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1" office:value-type="percentage" office:value="0.655278756338872" calcext:value-type="percentage">
            <text:p>65.53%</text:p>
          </table:table-cell>
          <table:table-cell table:style-name="ce23" office:value-type="float" office:value="2030399" calcext:value-type="float">
            <text:p>2030399</text:p>
          </table:table-cell>
          <table:table-cell table:style-name="ce21" office:value-type="percentage" office:value="0.189482420376993" calcext:value-type="percentage">
            <text:p>18.95%</text:p>
          </table:table-cell>
          <table:table-cell table:style-name="ce23" office:value-type="float" office:value="10754639.6666667" calcext:value-type="float">
            <text:p>10754640</text:p>
          </table:table-cell>
          <table:table-cell table:number-columns-repeated="4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1" office:value-type="percentage" office:value="0.161948640723926" calcext:value-type="percentage">
            <text:p>16.19%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1" office:value-type="percentage" office:value="0.64845667419007" calcext:value-type="percentage">
            <text:p>64.85%</text:p>
          </table:table-cell>
          <table:table-cell table:style-name="ce23" office:value-type="float" office:value="1930799.33333333" calcext:value-type="float">
            <text:p>1930799</text:p>
          </table:table-cell>
          <table:table-cell table:style-name="ce21" office:value-type="percentage" office:value="0.189594685086004" calcext:value-type="percentage">
            <text:p>18.96%</text:p>
          </table:table-cell>
          <table:table-cell table:style-name="ce23" office:value-type="float" office:value="10184761" calcext:value-type="float">
            <text:p>10184761</text:p>
          </table:table-cell>
          <table:table-cell table:number-columns-repeated="4"/>
          <table:table-cell table:style-name="ce28"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1" office:value-type="percentage" office:value="0.165312459008207" calcext:value-type="percentage">
            <text:p>16.53%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1" office:value-type="percentage" office:value="0.65012002194541" calcext:value-type="percentage">
            <text:p>65.01%</text:p>
          </table:table-cell>
          <table:table-cell table:style-name="ce23" office:value-type="float" office:value="1858919.33333333" calcext:value-type="float">
            <text:p>1858919</text:p>
          </table:table-cell>
          <table:table-cell table:style-name="ce21" office:value-type="percentage" office:value="0.184567519046383" calcext:value-type="percentage">
            <text:p>18.46%</text:p>
          </table:table-cell>
          <table:table-cell table:style-name="ce23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" table:style-name="ta4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17" office:value-type="float" office:value="2026176.66666667" calcext:value-type="float">
            <text:p>2026177</text:p>
          </table:table-cell>
          <table:table-cell table:style-name="ce22" office:value-type="float" office:value="681.666666666667" calcext:value-type="float">
            <text:p>682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13.4060713333333" calcext:value-type="float">
            <text:p>13.4061</text:p>
          </table:table-cell>
          <table:table-cell table:style-name="ce26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17" office:value-type="float" office:value="2084252.66666667" calcext:value-type="float">
            <text:p>2084253</text:p>
          </table:table-cell>
          <table:table-cell table:style-name="ce22" office:value-type="float" office:value="744.333333333333" calcext:value-type="float">
            <text:p>744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13.7753266666667" calcext:value-type="float">
            <text:p>13.7753</text:p>
          </table:table-cell>
          <table:table-cell table:style-name="ce26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17" office:value-type="float" office:value="2117704" calcext:value-type="float">
            <text:p>2117704</text:p>
          </table:table-cell>
          <table:table-cell table:style-name="ce22" office:value-type="float" office:value="2783.33333333333" calcext:value-type="float">
            <text:p>2783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13.6043476666667" calcext:value-type="float">
            <text:p>13.6043</text:p>
          </table:table-cell>
          <table:table-cell table:style-name="ce26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17" office:value-type="float" office:value="2409529.33333333" calcext:value-type="float">
            <text:p>2409529</text:p>
          </table:table-cell>
          <table:table-cell table:style-name="ce22" office:value-type="float" office:value="2545.66666666667" calcext:value-type="float">
            <text:p>2546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13.6326523333333" calcext:value-type="float">
            <text:p>13.6327</text:p>
          </table:table-cell>
          <table:table-cell table:style-name="ce26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17" office:value-type="float" office:value="2044998.33333333" calcext:value-type="float">
            <text:p>2044998</text:p>
          </table:table-cell>
          <table:table-cell table:style-name="ce22" office:value-type="float" office:value="2789" calcext:value-type="float">
            <text:p>2789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13.2733393333333" calcext:value-type="float">
            <text:p>13.2733</text:p>
          </table:table-cell>
          <table:table-cell table:style-name="ce26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17" office:value-type="float" office:value="571487493" calcext:value-type="float">
            <text:p>571487493</text:p>
          </table:table-cell>
          <table:table-cell table:style-name="ce22" office:value-type="float" office:value="8948.66666666667" calcext:value-type="float">
            <text:p>8949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25" office:value-type="float" office:value="1.553843" calcext:value-type="float">
            <text:p>1.5538</text:p>
          </table:table-cell>
          <table:table-cell table:style-name="ce25" office:value-type="float" office:value="0.100583666666667" calcext:value-type="float">
            <text:p>0.1006</text:p>
          </table:table-cell>
          <table:table-cell table:style-name="ce25" office:value-type="float" office:value="378.723541333333" calcext:value-type="float">
            <text:p>378.7235</text:p>
          </table:table-cell>
          <table:table-cell table:style-name="ce26" office:value-type="percentage" office:value="0.0175334972839506" calcext:value-type="percentage">
            <text:p>1.7533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17" office:value-type="float" office:value="502523129.666667" calcext:value-type="float">
            <text:p>502523130</text:p>
          </table:table-cell>
          <table:table-cell table:style-name="ce22" office:value-type="float" office:value="15667.6666666667" calcext:value-type="float">
            <text:p>15668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25" office:value-type="float" office:value="1.91918433333333" calcext:value-type="float">
            <text:p>1.9192</text:p>
          </table:table-cell>
          <table:table-cell table:style-name="ce25" office:value-type="float" office:value="0.162062" calcext:value-type="float">
            <text:p>0.1621</text:p>
          </table:table-cell>
          <table:table-cell table:style-name="ce25" office:value-type="float" office:value="1194.24890133333" calcext:value-type="float">
            <text:p>1194.2489</text:p>
          </table:table-cell>
          <table:table-cell table:style-name="ce26" office:value-type="percentage" office:value="0.0552893009876543" calcext:value-type="percentage">
            <text:p>5.5289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17" office:value-type="float" office:value="431076763" calcext:value-type="float">
            <text:p>431076763</text:p>
          </table:table-cell>
          <table:table-cell table:style-name="ce22" office:value-type="float" office:value="56589.6666666667" calcext:value-type="float">
            <text:p>56590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25" office:value-type="float" office:value="6.62285566666667" calcext:value-type="float">
            <text:p>6.6229</text:p>
          </table:table-cell>
          <table:table-cell table:style-name="ce25" office:value-type="float" office:value="0.200641666666667" calcext:value-type="float">
            <text:p>0.2006</text:p>
          </table:table-cell>
          <table:table-cell table:style-name="ce25" office:value-type="float" office:value="1071.01501466667" calcext:value-type="float">
            <text:p>1071.0150</text:p>
          </table:table-cell>
          <table:table-cell table:style-name="ce26" office:value-type="percentage" office:value="0.0495840284567901" calcext:value-type="percentage">
            <text:p>4.9584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17" office:value-type="float" office:value="435837123" calcext:value-type="float">
            <text:p>435837123</text:p>
          </table:table-cell>
          <table:table-cell table:style-name="ce22" office:value-type="float" office:value="23081" calcext:value-type="float">
            <text:p>23081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25" office:value-type="float" office:value="6.68502" calcext:value-type="float">
            <text:p>6.6850</text:p>
          </table:table-cell>
          <table:table-cell table:style-name="ce25" office:value-type="float" office:value="0.0790743333333333" calcext:value-type="float">
            <text:p>0.0791</text:p>
          </table:table-cell>
          <table:table-cell table:style-name="ce25" office:value-type="float" office:value="1041.76184066667" calcext:value-type="float">
            <text:p>1041.7618</text:p>
          </table:table-cell>
          <table:table-cell table:style-name="ce26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17" office:value-type="float" office:value="1733322645" calcext:value-type="float">
            <text:p>1733322645</text:p>
          </table:table-cell>
          <table:table-cell table:style-name="ce22" office:value-type="float" office:value="1431676867.33333" calcext:value-type="float">
            <text:p>1431676867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25" office:value-type="float" office:value="37.4731156666667" calcext:value-type="float">
            <text:p>37.4731</text:p>
          </table:table-cell>
          <table:table-cell table:style-name="ce25" office:value-type="float" office:value="33.3913823333333" calcext:value-type="float">
            <text:p>33.3914</text:p>
          </table:table-cell>
          <table:table-cell table:style-name="ce25" office:value-type="float" office:value="1040.33243833333" calcext:value-type="float">
            <text:p>1040.3324</text:p>
          </table:table-cell>
          <table:table-cell table:style-name="ce26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17" office:value-type="float" office:value="3227708" calcext:value-type="float">
            <text:p>3227708</text:p>
          </table:table-cell>
          <table:table-cell table:style-name="ce22" office:value-type="float" office:value="8698" calcext:value-type="float">
            <text:p>8698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12.2063343333333" calcext:value-type="float">
            <text:p>12.2063</text:p>
          </table:table-cell>
          <table:table-cell table:style-name="ce26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17" office:value-type="float" office:value="3198569.33333333" calcext:value-type="float">
            <text:p>3198569</text:p>
          </table:table-cell>
          <table:table-cell table:style-name="ce22" office:value-type="float" office:value="8116" calcext:value-type="float">
            <text:p>8116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533.32531166667" calcext:value-type="float">
            <text:p>3533.3253</text:p>
          </table:table-cell>
          <table:table-cell table:style-name="ce26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17" office:value-type="float" office:value="3287577.33333333" calcext:value-type="float">
            <text:p>3287577</text:p>
          </table:table-cell>
          <table:table-cell table:style-name="ce22" office:value-type="float" office:value="9130.66666666667" calcext:value-type="float">
            <text:p>9131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8.5167256666667" calcext:value-type="float">
            <text:p>18.5167</text:p>
          </table:table-cell>
          <table:table-cell table:style-name="ce26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17" office:value-type="float" office:value="3200158" calcext:value-type="float">
            <text:p>3200158</text:p>
          </table:table-cell>
          <table:table-cell table:style-name="ce22" office:value-type="float" office:value="8928.33333333333" calcext:value-type="float">
            <text:p>8928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19.315483" calcext:value-type="float">
            <text:p>19.3155</text:p>
          </table:table-cell>
          <table:table-cell table:style-name="ce26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17" office:value-type="float" office:value="3243299.33333333" calcext:value-type="float">
            <text:p>3243299</text:p>
          </table:table-cell>
          <table:table-cell table:style-name="ce22" office:value-type="float" office:value="13932.3333333333" calcext:value-type="float">
            <text:p>13932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9.35518666666667" calcext:value-type="float">
            <text:p>9.3552</text:p>
          </table:table-cell>
          <table:table-cell table:style-name="ce26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1" office:value-type="percentage" office:value="0.104778679890908" calcext:value-type="percentage">
            <text:p>10.48%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1" office:value-type="percentage" office:value="0.779068020242699" calcext:value-type="percentage">
            <text:p>77.91%</text:p>
          </table:table-cell>
          <table:table-cell table:style-name="ce23" office:value-type="float" office:value="725150.666666667" calcext:value-type="float">
            <text:p>725151</text:p>
          </table:table-cell>
          <table:table-cell table:style-name="ce21" office:value-type="percentage" office:value="0.116153299866392" calcext:value-type="percentage">
            <text:p>11.62%</text:p>
          </table:table-cell>
          <table:table-cell table:style-name="ce23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1" office:value-type="percentage" office:value="0.237995391554057" calcext:value-type="percentage">
            <text:p>23.80%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1" office:value-type="percentage" office:value="0.545285505610551" calcext:value-type="percentage">
            <text:p>54.53%</text:p>
          </table:table-cell>
          <table:table-cell table:style-name="ce23" office:value-type="float" office:value="632943" calcext:value-type="float">
            <text:p>632943</text:p>
          </table:table-cell>
          <table:table-cell table:style-name="ce21" office:value-type="percentage" office:value="0.216719102835392" calcext:value-type="percentage">
            <text:p>21.67%</text:p>
          </table:table-cell>
          <table:table-cell table:style-name="ce23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1" office:value-type="percentage" office:value="0.229060294467451" calcext:value-type="percentage">
            <text:p>22.91%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1" office:value-type="percentage" office:value="0.447432111628998" calcext:value-type="percentage">
            <text:p>44.74%</text:p>
          </table:table-cell>
          <table:table-cell table:style-name="ce23" office:value-type="float" office:value="986966.333333333" calcext:value-type="float">
            <text:p>986966</text:p>
          </table:table-cell>
          <table:table-cell table:style-name="ce21" office:value-type="percentage" office:value="0.323507593903552" calcext:value-type="percentage">
            <text:p>32.35%</text:p>
          </table:table-cell>
          <table:table-cell table:style-name="ce23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1" office:value-type="percentage" office:value="0.252043012949363" calcext:value-type="percentage">
            <text:p>25.20%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1" office:value-type="percentage" office:value="0.504475018791867" calcext:value-type="percentage">
            <text:p>50.45%</text:p>
          </table:table-cell>
          <table:table-cell table:style-name="ce23" office:value-type="float" office:value="637649" calcext:value-type="float">
            <text:p>637649</text:p>
          </table:table-cell>
          <table:table-cell table:style-name="ce21" office:value-type="percentage" office:value="0.243481968258769" calcext:value-type="percentage">
            <text:p>24.35%</text:p>
          </table:table-cell>
          <table:table-cell table:style-name="ce23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1" office:value-type="percentage" office:value="0.227922438146739" calcext:value-type="percentage">
            <text:p>22.79%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1" office:value-type="percentage" office:value="0.465969935126536" calcext:value-type="percentage">
            <text:p>46.60%</text:p>
          </table:table-cell>
          <table:table-cell table:style-name="ce23" office:value-type="float" office:value="915695" calcext:value-type="float">
            <text:p>915695</text:p>
          </table:table-cell>
          <table:table-cell table:style-name="ce21" office:value-type="percentage" office:value="0.306107626726725" calcext:value-type="percentage">
            <text:p>30.61%</text:p>
          </table:table-cell>
          <table:table-cell table:style-name="ce23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" table:style-name="ta5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17" office:value-type="float" office:value="953442.333333333" calcext:value-type="float">
            <text:p>953442</text:p>
          </table:table-cell>
          <table:table-cell table:style-name="ce22" office:value-type="float" office:value="283.333333333333" calcext:value-type="float">
            <text:p>283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25" office:value-type="float" office:value="4.54528233333333" calcext:value-type="float">
            <text:p>4.5453</text:p>
          </table:table-cell>
          <table:table-cell table:style-name="ce25" office:value-type="float" office:value="0.645964333333333" calcext:value-type="float">
            <text:p>0.6460</text:p>
          </table:table-cell>
          <table:table-cell table:style-name="ce25" office:value-type="float" office:value="13.1555846666667" calcext:value-type="float">
            <text:p>13.1556</text:p>
          </table:table-cell>
          <table:table-cell table:style-name="ce26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17" office:value-type="float" office:value="940663.333333333" calcext:value-type="float">
            <text:p>940663</text:p>
          </table:table-cell>
          <table:table-cell table:style-name="ce22" office:value-type="float" office:value="236" calcext:value-type="float">
            <text:p>236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25" office:value-type="float" office:value="4.35511433333333" calcext:value-type="float">
            <text:p>4.3551</text:p>
          </table:table-cell>
          <table:table-cell table:style-name="ce25" office:value-type="float" office:value="0.574368" calcext:value-type="float">
            <text:p>0.5744</text:p>
          </table:table-cell>
          <table:table-cell table:style-name="ce25" office:value-type="float" office:value="14.0265416666667" calcext:value-type="float">
            <text:p>14.0265</text:p>
          </table:table-cell>
          <table:table-cell table:style-name="ce26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17" office:value-type="float" office:value="965694.666666667" calcext:value-type="float">
            <text:p>965695</text:p>
          </table:table-cell>
          <table:table-cell table:style-name="ce22" office:value-type="float" office:value="276.666666666667" calcext:value-type="float">
            <text:p>277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25" office:value-type="float" office:value="4.49433466666667" calcext:value-type="float">
            <text:p>4.4943</text:p>
          </table:table-cell>
          <table:table-cell table:style-name="ce25" office:value-type="float" office:value="0.640679333333333" calcext:value-type="float">
            <text:p>0.6407</text:p>
          </table:table-cell>
          <table:table-cell table:style-name="ce25" office:value-type="float" office:value="12.9333586666667" calcext:value-type="float">
            <text:p>12.9334</text:p>
          </table:table-cell>
          <table:table-cell table:style-name="ce26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17" office:value-type="float" office:value="965911" calcext:value-type="float">
            <text:p>965911</text:p>
          </table:table-cell>
          <table:table-cell table:style-name="ce22" office:value-type="float" office:value="369.333333333333" calcext:value-type="float">
            <text:p>369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25" office:value-type="float" office:value="4.64810333333333" calcext:value-type="float">
            <text:p>4.6481</text:p>
          </table:table-cell>
          <table:table-cell table:style-name="ce25" office:value-type="float" office:value="0.789010666666667" calcext:value-type="float">
            <text:p>0.7890</text:p>
          </table:table-cell>
          <table:table-cell table:style-name="ce25" office:value-type="float" office:value="13.8951566666667" calcext:value-type="float">
            <text:p>13.8952</text:p>
          </table:table-cell>
          <table:table-cell table:style-name="ce26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17" office:value-type="float" office:value="937442.666666667" calcext:value-type="float">
            <text:p>937443</text:p>
          </table:table-cell>
          <table:table-cell table:style-name="ce22" office:value-type="float" office:value="302" calcext:value-type="float">
            <text:p>302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25" office:value-type="float" office:value="4.131172" calcext:value-type="float">
            <text:p>4.1312</text:p>
          </table:table-cell>
          <table:table-cell table:style-name="ce25" office:value-type="float" office:value="0.783063333333333" calcext:value-type="float">
            <text:p>0.7831</text:p>
          </table:table-cell>
          <table:table-cell table:style-name="ce25" office:value-type="float" office:value="12.8412223333333" calcext:value-type="float">
            <text:p>12.8412</text:p>
          </table:table-cell>
          <table:table-cell table:style-name="ce26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17" office:value-type="float" office:value="153806924.666667" calcext:value-type="float">
            <text:p>153806925</text:p>
          </table:table-cell>
          <table:table-cell table:style-name="ce22" office:value-type="float" office:value="469.666666666667" calcext:value-type="float">
            <text:p>47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25" office:value-type="float" office:value="1.60556" calcext:value-type="float">
            <text:p>1.6056</text:p>
          </table:table-cell>
          <table:table-cell table:style-name="ce25" office:value-type="float" office:value="0.0191613333333333" calcext:value-type="float">
            <text:p>0.0192</text:p>
          </table:table-cell>
          <table:table-cell table:style-name="ce25" office:value-type="float" office:value="378.69753" calcext:value-type="float">
            <text:p>378.6975</text:p>
          </table:table-cell>
          <table:table-cell table:style-name="ce26" office:value-type="percentage" office:value="0.0175322930555556" calcext:value-type="percentage">
            <text:p>1.7532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17" office:value-type="float" office:value="135427983.666667" calcext:value-type="float">
            <text:p>135427984</text:p>
          </table:table-cell>
          <table:table-cell table:style-name="ce22" office:value-type="float" office:value="9634" calcext:value-type="float">
            <text:p>9634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25" office:value-type="float" office:value="2.29234333333333" calcext:value-type="float">
            <text:p>2.2923</text:p>
          </table:table-cell>
          <table:table-cell table:style-name="ce25" office:value-type="float" office:value="0.298105666666667" calcext:value-type="float">
            <text:p>0.2981</text:p>
          </table:table-cell>
          <table:table-cell table:style-name="ce25" office:value-type="float" office:value="1202.205607" calcext:value-type="float">
            <text:p>1202.2056</text:p>
          </table:table-cell>
          <table:table-cell table:style-name="ce26" office:value-type="percentage" office:value="0.0556576669907407" calcext:value-type="percentage">
            <text:p>5.5658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17" office:value-type="float" office:value="117201280.666667" calcext:value-type="float">
            <text:p>117201281</text:p>
          </table:table-cell>
          <table:table-cell table:style-name="ce22" office:value-type="float" office:value="13559" calcext:value-type="float">
            <text:p>13559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25" office:value-type="float" office:value="5.74024033333333" calcext:value-type="float">
            <text:p>5.7402</text:p>
          </table:table-cell>
          <table:table-cell table:style-name="ce25" office:value-type="float" office:value="0.204882" calcext:value-type="float">
            <text:p>0.2049</text:p>
          </table:table-cell>
          <table:table-cell table:style-name="ce25" office:value-type="float" office:value="1077.180786" calcext:value-type="float">
            <text:p>1077.1808</text:p>
          </table:table-cell>
          <table:table-cell table:style-name="ce26" office:value-type="percentage" office:value="0.0498694808333333" calcext:value-type="percentage">
            <text:p>4.9869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17" office:value-type="float" office:value="118605346.333333" calcext:value-type="float">
            <text:p>118605346</text:p>
          </table:table-cell>
          <table:table-cell table:style-name="ce22" office:value-type="float" office:value="588" calcext:value-type="float">
            <text:p>588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25" office:value-type="float" office:value="5.689364" calcext:value-type="float">
            <text:p>5.6894</text:p>
          </table:table-cell>
          <table:table-cell table:style-name="ce25" office:value-type="float" office:value="0.00879433333333333" calcext:value-type="float">
            <text:p>0.0088</text:p>
          </table:table-cell>
          <table:table-cell table:style-name="ce25" office:value-type="float" office:value="1048.07523566667" calcext:value-type="float">
            <text:p>1048.0752</text:p>
          </table:table-cell>
          <table:table-cell table:style-name="ce26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17" office:value-type="float" office:value="118322456.333333" calcext:value-type="float">
            <text:p>118322456</text:p>
          </table:table-cell>
          <table:table-cell table:style-name="ce22" office:value-type="float" office:value="701.333333333333" calcext:value-type="float">
            <text:p>701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25" office:value-type="float" office:value="5.77386966666667" calcext:value-type="float">
            <text:p>5.7739</text:p>
          </table:table-cell>
          <table:table-cell table:style-name="ce25" office:value-type="float" office:value="0.010296" calcext:value-type="float">
            <text:p>0.0103</text:p>
          </table:table-cell>
          <table:table-cell table:style-name="ce25" office:value-type="float" office:value="1039.86246766667" calcext:value-type="float">
            <text:p>1039.8625</text:p>
          </table:table-cell>
          <table:table-cell table:style-name="ce26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17" office:value-type="float" office:value="1284753.33333333" calcext:value-type="float">
            <text:p>1284753</text:p>
          </table:table-cell>
          <table:table-cell table:style-name="ce22" office:value-type="float" office:value="646.666666666667" calcext:value-type="float">
            <text:p>647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25" office:value-type="float" office:value="5.35273233333333" calcext:value-type="float">
            <text:p>5.3527</text:p>
          </table:table-cell>
          <table:table-cell table:style-name="ce25" office:value-type="float" office:value="0.930377333333333" calcext:value-type="float">
            <text:p>0.9304</text:p>
          </table:table-cell>
          <table:table-cell table:style-name="ce25" office:value-type="float" office:value="15.5598876666667" calcext:value-type="float">
            <text:p>15.5599</text:p>
          </table:table-cell>
          <table:table-cell table:style-name="ce26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17" office:value-type="float" office:value="1287453" calcext:value-type="float">
            <text:p>1287453</text:p>
          </table:table-cell>
          <table:table-cell table:style-name="ce22" office:value-type="float" office:value="2172.33333333333" calcext:value-type="float">
            <text:p>2172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25" office:value-type="float" office:value="5.094878" calcext:value-type="float">
            <text:p>5.0949</text:p>
          </table:table-cell>
          <table:table-cell table:style-name="ce25" office:value-type="float" office:value="3.25150766666667" calcext:value-type="float">
            <text:p>3.2515</text:p>
          </table:table-cell>
          <table:table-cell table:style-name="ce25" office:value-type="float" office:value="20.205448" calcext:value-type="float">
            <text:p>20.2054</text:p>
          </table:table-cell>
          <table:table-cell table:style-name="ce26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17" office:value-type="float" office:value="1395098168" calcext:value-type="float">
            <text:p>1395098168</text:p>
          </table:table-cell>
          <table:table-cell table:style-name="ce22" office:value-type="float" office:value="715815769.666667" calcext:value-type="float">
            <text:p>715815770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25" office:value-type="float" office:value="37.5438546666667" calcext:value-type="float">
            <text:p>37.5439</text:p>
          </table:table-cell>
          <table:table-cell table:style-name="ce25" office:value-type="float" office:value="17.211467" calcext:value-type="float">
            <text:p>17.2115</text:p>
          </table:table-cell>
          <table:table-cell table:style-name="ce25" office:value-type="float" office:value="18.4099083333333" calcext:value-type="float">
            <text:p>18.4099</text:p>
          </table:table-cell>
          <table:table-cell table:style-name="ce26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17" office:value-type="float" office:value="1292182.33333333" calcext:value-type="float">
            <text:p>1292182</text:p>
          </table:table-cell>
          <table:table-cell table:style-name="ce22" office:value-type="float" office:value="432.333333333333" calcext:value-type="float">
            <text:p>432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25" office:value-type="float" office:value="5.82826266666667" calcext:value-type="float">
            <text:p>5.8283</text:p>
          </table:table-cell>
          <table:table-cell table:style-name="ce25" office:value-type="float" office:value="0.579627333333333" calcext:value-type="float">
            <text:p>0.5796</text:p>
          </table:table-cell>
          <table:table-cell table:style-name="ce25" office:value-type="float" office:value="20.66756" calcext:value-type="float">
            <text:p>20.6676</text:p>
          </table:table-cell>
          <table:table-cell table:style-name="ce26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17" office:value-type="float" office:value="1297608.66666667" calcext:value-type="float">
            <text:p>1297609</text:p>
          </table:table-cell>
          <table:table-cell table:style-name="ce22" office:value-type="float" office:value="357" calcext:value-type="float">
            <text:p>357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25" office:value-type="float" office:value="5.06876933333333" calcext:value-type="float">
            <text:p>5.0688</text:p>
          </table:table-cell>
          <table:table-cell table:style-name="ce25" office:value-type="float" office:value="0.544553333333333" calcext:value-type="float">
            <text:p>0.5446</text:p>
          </table:table-cell>
          <table:table-cell table:style-name="ce25" office:value-type="float" office:value="18.522702" calcext:value-type="float">
            <text:p>18.5227</text:p>
          </table:table-cell>
          <table:table-cell table:style-name="ce26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1" office:value-type="percentage" office:value="0.151897914748657" calcext:value-type="percentage">
            <text:p>15.19%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1" office:value-type="percentage" office:value="0.662625564245218" calcext:value-type="percentage">
            <text:p>66.26%</text:p>
          </table:table-cell>
          <table:table-cell table:style-name="ce23" office:value-type="float" office:value="365369" calcext:value-type="float">
            <text:p>365369</text:p>
          </table:table-cell>
          <table:table-cell table:style-name="ce21" office:value-type="percentage" office:value="0.185476521006125" calcext:value-type="percentage">
            <text:p>18.55%</text:p>
          </table:table-cell>
          <table:table-cell table:style-name="ce23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1" office:value-type="percentage" office:value="0.268312830373844" calcext:value-type="percentage">
            <text:p>26.83%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1" office:value-type="percentage" office:value="0.394245004041298" calcext:value-type="percentage">
            <text:p>39.42%</text:p>
          </table:table-cell>
          <table:table-cell table:style-name="ce23" office:value-type="float" office:value="369345.333333333" calcext:value-type="float">
            <text:p>369345</text:p>
          </table:table-cell>
          <table:table-cell table:style-name="ce21" office:value-type="percentage" office:value="0.337442165584858" calcext:value-type="percentage">
            <text:p>33.74%</text:p>
          </table:table-cell>
          <table:table-cell table:style-name="ce23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1" office:value-type="percentage" office:value="0.286288004706986" calcext:value-type="percentage">
            <text:p>28.63%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1" office:value-type="percentage" office:value="0.346125354645083" calcext:value-type="percentage">
            <text:p>34.61%</text:p>
          </table:table-cell>
          <table:table-cell table:style-name="ce23" office:value-type="float" office:value="371217.666666667" calcext:value-type="float">
            <text:p>371218</text:p>
          </table:table-cell>
          <table:table-cell table:style-name="ce21" office:value-type="percentage" office:value="0.367586640647931" calcext:value-type="percentage">
            <text:p>36.76%</text:p>
          </table:table-cell>
          <table:table-cell table:style-name="ce23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1" office:value-type="percentage" office:value="0.294840727333262" calcext:value-type="percentage">
            <text:p>29.48%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1" office:value-type="percentage" office:value="0.358950858029298" calcext:value-type="percentage">
            <text:p>35.90%</text:p>
          </table:table-cell>
          <table:table-cell table:style-name="ce23" office:value-type="float" office:value="340765.666666667" calcext:value-type="float">
            <text:p>340766</text:p>
          </table:table-cell>
          <table:table-cell table:style-name="ce21" office:value-type="percentage" office:value="0.34620841463744" calcext:value-type="percentage">
            <text:p>34.62%</text:p>
          </table:table-cell>
          <table:table-cell table:style-name="ce23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1" office:value-type="percentage" office:value="0.301573404853913" calcext:value-type="percentage">
            <text:p>30.16%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1" office:value-type="percentage" office:value="0.35739318379746" calcext:value-type="percentage">
            <text:p>35.74%</text:p>
          </table:table-cell>
          <table:table-cell table:style-name="ce23" office:value-type="float" office:value="337073" calcext:value-type="float">
            <text:p>337073</text:p>
          </table:table-cell>
          <table:table-cell table:style-name="ce21" office:value-type="percentage" office:value="0.341033411348627" calcext:value-type="percentage">
            <text:p>34.10%</text:p>
          </table:table-cell>
          <table:table-cell table:style-name="ce23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O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number-columns-repeated="249" table:default-cell-style-name="Excel_20_Built-in_20_Normal"/>
        <table:table-column table:style-name="co18" table:number-columns-repeated="768" table:default-cell-style-name="Default"/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 table:number-columns-spanned="2" table:number-rows-spanned="1">
            <text:p>Memory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Time</text:p>
          </table:table-cell>
          <table:covered-table-cell table:style-name="ce34"/>
          <table:table-cell table:style-name="ce50"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Mbytes</text:p>
          </table:table-cell>
          <table:table-cell table:style-name="ce35" office:value-type="string" calcext:value-type="string">
            <text:p>µ sec</text:p>
          </table:table-cell>
          <table:table-cell table:style-name="ce35" office:value-type="string" calcext:value-type="string">
            <text:p>sec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2" office:value-type="float" office:value="3.7" calcext:value-type="float">
            <text:p>3.7</text:p>
          </table:table-cell>
          <table:table-cell table:style-name="ce45" office:value-type="float" office:value="108996.333333333" calcext:value-type="float">
            <text:p>108996</text:p>
          </table:table-cell>
          <table:table-cell table:style-name="ce42" office:value-type="float" office:value="0.108996333333333" calcext:value-type="float">
            <text:p>0.1089963333</text:p>
          </table:table-cell>
          <table:table-cell table:style-name="ce51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3" office:value-type="float" office:value="1.2" calcext:value-type="float">
            <text:p>1.2</text:p>
          </table:table-cell>
          <table:table-cell table:style-name="ce46" office:value-type="float" office:value="30884" calcext:value-type="float">
            <text:p>30884</text:p>
          </table:table-cell>
          <table:table-cell table:style-name="ce43" office:value-type="float" office:value="0.030884" calcext:value-type="float">
            <text:p>0.030884</text:p>
          </table:table-cell>
          <table:table-cell table:style-name="ce50" table:number-columns-repeated="1019"/>
        </table:table-row>
        <table:table-row table:style-name="ro8">
          <table:table-cell table:style-name="ce36"/>
          <table:table-cell table:style-name="ce40"/>
          <table:table-cell table:style-name="ce44"/>
          <table:table-cell table:style-name="ce47"/>
          <table:table-cell table:style-name="ce44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290140" calcext:value-type="float">
            <text:p>290140</text:p>
          </table:table-cell>
          <table:table-cell table:style-name="ce43" office:value-type="float" office:value="0.29014" calcext:value-type="float">
            <text:p>0.2901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3" office:value-type="float" office:value="4.2" calcext:value-type="float">
            <text:p>4.2</text:p>
          </table:table-cell>
          <table:table-cell table:style-name="ce46" office:value-type="float" office:value="63707.3333333333" calcext:value-type="float">
            <text:p>63707</text:p>
          </table:table-cell>
          <table:table-cell table:style-name="ce43" office:value-type="float" office:value="0.0637073333333333" calcext:value-type="float">
            <text:p>0.063707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660284" calcext:value-type="float">
            <text:p>660284</text:p>
          </table:table-cell>
          <table:table-cell table:style-name="ce43" office:value-type="float" office:value="0.660284" calcext:value-type="float">
            <text:p>0.66028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3" office:value-type="float" office:value="9.5" calcext:value-type="float">
            <text:p>9.5</text:p>
          </table:table-cell>
          <table:table-cell table:style-name="ce46" office:value-type="float" office:value="83031.3333333333" calcext:value-type="float">
            <text:p>83031</text:p>
          </table:table-cell>
          <table:table-cell table:style-name="ce43" office:value-type="float" office:value="0.0830313333333333" calcext:value-type="float">
            <text:p>0.083031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3" office:value-type="float" office:value="72" calcext:value-type="float">
            <text:p>72</text:p>
          </table:table-cell>
          <table:table-cell table:style-name="ce46" office:value-type="float" office:value="1649824.33333333" calcext:value-type="float">
            <text:p>1649824</text:p>
          </table:table-cell>
          <table:table-cell table:style-name="ce43" office:value-type="float" office:value="1.64982433333333" calcext:value-type="float">
            <text:p>1.6498243333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214524.333333333" calcext:value-type="float">
            <text:p>214524</text:p>
          </table:table-cell>
          <table:table-cell table:style-name="ce43" office:value-type="float" office:value="0.214524333333333" calcext:value-type="float">
            <text:p>0.2145243333</text:p>
          </table:table-cell>
          <table:table-cell table:style-name="ce50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" table:style-name="ta7">
        <office:forms form:automatic-focus="false" form:apply-design-mode="false"/>
        <table:shapes>
          <draw:frame draw:z-index="0" draw:style-name="gr1" draw:text-style-name="P1" svg:width="5.8791in" svg:height="2.6626in" svg:x="7.0571in" svg:y="0.0508in">
            <draw:object draw:notify-on-update-of-ranges="Chart.B2:Chart.D2 Chart.A3:Chart.A3 Chart.B3:Chart.D3 Chart.A4:Chart.A4 Chart.B4:Chart.D4 Chart.A5:Chart.A5 Chart.B5:Chart.D5 Chart.A6:Chart.A6 Chart.B6:Chart.D6 Chart.A7:Chart.A7 Chart.B7:Chart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228in" svg:height="2.7646in" svg:x="7.0929in" svg:y="2.7043in">
            <draw:object draw:notify-on-update-of-ranges="Chart.B18:Chart.D18 Chart.A19:Chart.A19 Chart.B19:Chart.D19 Chart.A20:Chart.A20 Chart.B20:Chart.D20 Chart.A21:Chart.A21 Chart.B21:Chart.D21 Chart.A22:Chart.A22 Chart.B22:Chart.D22 Chart.A23:Chart.A23 Chart.B23:Chart.D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87in" svg:height="4.3413in" svg:x="6.7764in" svg:y="5.711in">
            <draw:object draw:notify-on-update-of-ranges="Chart.A34:Chart.A53 Chart.B33:Chart.B33 Chart.B34:Chart.B53 Chart.C33:Chart.C33 Chart.C34:Chart.C53 Chart.D33:Chart.D33 Chart.D34:Chart.D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4079in" svg:height="4.1165in" svg:x="7.6299in" svg:y="10.1059in">
            <draw:object draw:notify-on-update-of-ranges="Chart.B60:Chart.B67 Chart.C59:Chart.C59 Chart.C60:Chart.C67 Chart.D59:Chart.D59 Chart.D60:Chart.D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16" office:value-type="string" calcext:value-type="string" table:number-columns-spanned="4" table:number-rows-spanned="1">
            <text:p>L2 Miss rate (Computation Phase)</text:p>
          </table:table-cell>
          <table:covered-table-cell table:number-columns-repeated="3"/>
        </table:table-row>
        <table:table-row table:style-name="ro10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1.68960333333333" calcext:value-type="float">
            <text:p>1.6896</text:p>
          </table:table-cell>
          <table:table-cell table:style-name="ce54" office:value-type="float" office:value="2.55213233333333" calcext:value-type="float">
            <text:p>2.5521</text:p>
          </table:table-cell>
          <table:table-cell table:style-name="ce54" office:value-type="float" office:value="1.553843" calcext:value-type="float">
            <text:p>1.5538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2.34309633333333" calcext:value-type="float">
            <text:p>2.3431</text:p>
          </table:table-cell>
          <table:table-cell table:style-name="ce54" office:value-type="float" office:value="9.24148366666667" calcext:value-type="float">
            <text:p>9.2415</text:p>
          </table:table-cell>
          <table:table-cell table:style-name="ce53" office:value-type="float" office:value="1.91918433333333" calcext:value-type="float">
            <text:p>1.9192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5.18352766666667" calcext:value-type="float">
            <text:p>5.1835</text:p>
          </table:table-cell>
          <table:table-cell table:style-name="ce54" office:value-type="float" office:value="61.0601963333333" calcext:value-type="float">
            <text:p>61.0602</text:p>
          </table:table-cell>
          <table:table-cell table:style-name="ce53" office:value-type="float" office:value="6.62285566666667" calcext:value-type="float">
            <text:p>6.6229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5.087626" calcext:value-type="float">
            <text:p>5.0876</text:p>
          </table:table-cell>
          <table:table-cell table:style-name="ce54" office:value-type="float" office:value="10.688174" calcext:value-type="float">
            <text:p>10.6882</text:p>
          </table:table-cell>
          <table:table-cell table:style-name="ce53" office:value-type="float" office:value="6.68502" calcext:value-type="float">
            <text:p>6.6850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5.143038" calcext:value-type="float">
            <text:p>5.1430</text:p>
          </table:table-cell>
          <table:table-cell table:style-name="ce54" office:value-type="float" office:value="10.664525" calcext:value-type="float">
            <text:p>10.6645</text:p>
          </table:table-cell>
          <table:table-cell table:style-name="ce53" office:value-type="float" office:value="37.4731156666667" calcext:value-type="float">
            <text:p>37.4731</text:p>
          </table:table-cell>
        </table:table-row>
        <table:table-row table:style-name="ro11" table:number-rows-repeated="9">
          <table:table-cell table:number-columns-repeated="4"/>
        </table:table-row>
        <table:table-row table:style-name="ro6">
          <table:table-cell table:style-name="ce16" office:value-type="string" calcext:value-type="string" table:number-columns-spanned="4" table:number-rows-spanned="1">
            <text:p>L3 Miss rate (Computation Phase)</text:p>
          </table:table-cell>
          <table:covered-table-cell table:number-columns-repeated="3"/>
        </table:table-row>
        <table:table-row table:style-name="ro10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0.002125" calcext:value-type="float">
            <text:p>0.0021</text:p>
          </table:table-cell>
          <table:table-cell table:style-name="ce54" office:value-type="float" office:value="50.8594626666667" calcext:value-type="float">
            <text:p>50.8595</text:p>
          </table:table-cell>
          <table:table-cell table:style-name="ce54" office:value-type="float" office:value="0.100583666666667" calcext:value-type="float">
            <text:p>0.1006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0.00123866666666667" calcext:value-type="float">
            <text:p>0.0012</text:p>
          </table:table-cell>
          <table:table-cell table:style-name="ce54" office:value-type="float" office:value="75.8106713333333" calcext:value-type="float">
            <text:p>75.8107</text:p>
          </table:table-cell>
          <table:table-cell table:style-name="ce53" office:value-type="float" office:value="0.162062" calcext:value-type="float">
            <text:p>0.1621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0.002019" calcext:value-type="float">
            <text:p>0.0020</text:p>
          </table:table-cell>
          <table:table-cell table:style-name="ce54" office:value-type="float" office:value="93.560023" calcext:value-type="float">
            <text:p>93.5600</text:p>
          </table:table-cell>
          <table:table-cell table:style-name="ce53" office:value-type="float" office:value="0.200641666666667" calcext:value-type="float">
            <text:p>0.2006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0.00221866666666667" calcext:value-type="float">
            <text:p>0.0022</text:p>
          </table:table-cell>
          <table:table-cell table:style-name="ce54" office:value-type="float" office:value="81.9856996666667" calcext:value-type="float">
            <text:p>81.9857</text:p>
          </table:table-cell>
          <table:table-cell table:style-name="ce53" office:value-type="float" office:value="0.0790743333333333" calcext:value-type="float">
            <text:p>0.0791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0.002343" calcext:value-type="float">
            <text:p>0.0023</text:p>
          </table:table-cell>
          <table:table-cell table:style-name="ce54" office:value-type="float" office:value="81.680916" calcext:value-type="float">
            <text:p>81.6809</text:p>
          </table:table-cell>
          <table:table-cell table:style-name="ce53" office:value-type="float" office:value="33.3913823333333" calcext:value-type="float">
            <text:p>33.3914</text:p>
          </table:table-cell>
        </table:table-row>
        <table:table-row table:style-name="ro11" table:number-rows-repeated="8">
          <table:table-cell table:number-columns-repeated="4"/>
        </table:table-row>
        <table:table-row table:style-name="ro6">
          <table:table-cell table:style-name="ce15"/>
          <table:table-cell table:style-name="ce16" office:value-type="string" calcext:value-type="string" table:number-columns-spanned="3" table:number-rows-spanned="1">
            <text:p>Execution Time for different optimization level</text:p>
          </table:table-cell>
          <table:covered-table-cell table:number-columns-repeated="2" table:style-name="ce19"/>
        </table:table-row>
        <table:table-row table:style-name="ro9">
          <table:table-cell table:style-name="ce15"/>
          <table:table-cell table:style-name="ce20" office:value-type="string" calcext:value-type="string">
            <text:p>Input Phase</text:p>
          </table:table-cell>
          <table:table-cell table:style-name="ce20" office:value-type="string" calcext:value-type="string">
            <text:p>Computation Phase</text:p>
          </table:table-cell>
          <table:table-cell table:style-name="ce55" office:value-type="string" calcext:value-type="string">
            <text:p>Output Phase</text:p>
          </table:table-cell>
        </table:table-row>
        <table:table-row table:style-name="ro6">
          <table:table-cell table:style-name="ce12" office:value-type="string" calcext:value-type="string">
            <text:p>-g tjunk.dat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3" office:value-type="float" office:value="140593" calcext:value-type="float">
            <text:p>140593</text:p>
          </table:table-cell>
        </table:table-row>
        <table:table-row table:style-name="ro6">
          <table:table-cell table:style-name="ce12" office:value-type="string" calcext:value-type="string">
            <text:p>-g cojack.dat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3" office:value-type="float" office:value="2100966" calcext:value-type="float">
            <text:p>2100966</text:p>
          </table:table-cell>
        </table:table-row>
        <table:table-row table:style-name="ro6">
          <table:table-cell table:style-name="ce12" office:value-type="string" calcext:value-type="string">
            <text:p>-g pent.dat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3" office:value-type="float" office:value="725150.666666667" calcext:value-type="float">
            <text:p>725151</text:p>
          </table:table-cell>
        </table:table-row>
        <table:table-row table:style-name="ro6">
          <table:table-cell table:style-name="ce12" office:value-type="string" calcext:value-type="string">
            <text:p>-g drall.dat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3" office:value-type="float" office:value="365369" calcext:value-type="float">
            <text:p>365369</text:p>
          </table:table-cell>
        </table:table-row>
        <table:table-row table:style-name="ro6">
          <table:table-cell table:style-name="ce12" office:value-type="string" calcext:value-type="string">
            <text:p>-O1 tjunk.dat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3" office:value-type="float" office:value="103485.333333333" calcext:value-type="float">
            <text:p>103485</text:p>
          </table:table-cell>
        </table:table-row>
        <table:table-row table:style-name="ro6">
          <table:table-cell table:style-name="ce12" office:value-type="string" calcext:value-type="string">
            <text:p>-O1 cojack.dat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3" office:value-type="float" office:value="1949224" calcext:value-type="float">
            <text:p>1949224</text:p>
          </table:table-cell>
        </table:table-row>
        <table:table-row table:style-name="ro6">
          <table:table-cell table:style-name="ce12" office:value-type="string" calcext:value-type="string">
            <text:p>-O1 pent.dat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3" office:value-type="float" office:value="632943" calcext:value-type="float">
            <text:p>632943</text:p>
          </table:table-cell>
        </table:table-row>
        <table:table-row table:style-name="ro6">
          <table:table-cell table:style-name="ce12" office:value-type="string" calcext:value-type="string">
            <text:p>-O1 drall.dat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3" office:value-type="float" office:value="369345.333333333" calcext:value-type="float">
            <text:p>369345</text:p>
          </table:table-cell>
        </table:table-row>
        <table:table-row table:style-name="ro6">
          <table:table-cell table:style-name="ce12" office:value-type="string" calcext:value-type="string">
            <text:p>-O2 tjunk.dat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3" office:value-type="float" office:value="346610.333333333" calcext:value-type="float">
            <text:p>346610</text:p>
          </table:table-cell>
        </table:table-row>
        <table:table-row table:style-name="ro6">
          <table:table-cell table:style-name="ce12" office:value-type="string" calcext:value-type="string">
            <text:p>-O2 cojack.dat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3" office:value-type="float" office:value="2030399" calcext:value-type="float">
            <text:p>2030399</text:p>
          </table:table-cell>
        </table:table-row>
        <table:table-row table:style-name="ro6">
          <table:table-cell table:style-name="ce12" office:value-type="string" calcext:value-type="string">
            <text:p>-O2 pent.dat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3" office:value-type="float" office:value="986966.333333333" calcext:value-type="float">
            <text:p>986966</text:p>
          </table:table-cell>
        </table:table-row>
        <table:table-row table:style-name="ro6">
          <table:table-cell table:style-name="ce12" office:value-type="string" calcext:value-type="string">
            <text:p>-O2 drall.dat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3" office:value-type="float" office:value="371217.666666667" calcext:value-type="float">
            <text:p>371218</text:p>
          </table:table-cell>
        </table:table-row>
        <table:table-row table:style-name="ro6">
          <table:table-cell table:style-name="ce12" office:value-type="string" calcext:value-type="string">
            <text:p>-O3 tjunk.dat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3" office:value-type="float" office:value="108076.666666667" calcext:value-type="float">
            <text:p>108077</text:p>
          </table:table-cell>
        </table:table-row>
        <table:table-row table:style-name="ro6">
          <table:table-cell table:style-name="ce12" office:value-type="string" calcext:value-type="string">
            <text:p>-O3 cojack.dat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3" office:value-type="float" office:value="1930799.33333333" calcext:value-type="float">
            <text:p>1930799</text:p>
          </table:table-cell>
        </table:table-row>
        <table:table-row table:style-name="ro6">
          <table:table-cell table:style-name="ce12" office:value-type="string" calcext:value-type="string">
            <text:p>-O3 pent.dat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3" office:value-type="float" office:value="637649" calcext:value-type="float">
            <text:p>637649</text:p>
          </table:table-cell>
        </table:table-row>
        <table:table-row table:style-name="ro6">
          <table:table-cell table:style-name="ce12" office:value-type="string" calcext:value-type="string">
            <text:p>-O3 drall.dat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3" office:value-type="float" office:value="340765.666666667" calcext:value-type="float">
            <text:p>340766</text:p>
          </table:table-cell>
        </table:table-row>
        <table:table-row table:style-name="ro6">
          <table:table-cell table:style-name="ce12" office:value-type="string" calcext:value-type="string">
            <text:p>-O3 No Prefetch tjunk.dat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3" office:value-type="float" office:value="100397.333333333" calcext:value-type="float">
            <text:p>100397</text:p>
          </table:table-cell>
        </table:table-row>
        <table:table-row table:style-name="ro6">
          <table:table-cell table:style-name="ce12" office:value-type="string" calcext:value-type="string">
            <text:p>-O3 No Prefetch cojack.dat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3" office:value-type="float" office:value="1858919.33333333" calcext:value-type="float">
            <text:p>1858919</text:p>
          </table:table-cell>
        </table:table-row>
        <table:table-row table:style-name="ro6">
          <table:table-cell table:style-name="ce12" office:value-type="string" calcext:value-type="string">
            <text:p>-O3 No Prefetch pent.dat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3" office:value-type="float" office:value="915695" calcext:value-type="float">
            <text:p>915695</text:p>
          </table:table-cell>
        </table:table-row>
        <table:table-row table:style-name="ro6">
          <table:table-cell table:style-name="ce12" office:value-type="string" calcext:value-type="string">
            <text:p>-O3 No Prefetch drall.dat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3" office:value-type="float" office:value="337073" calcext:value-type="float">
            <text:p>337073</text:p>
          </table:table-cell>
        </table:table-row>
        <table:table-row table:style-name="ro11" table:number-rows-repeated="4">
          <table:table-cell table:number-columns-repeated="4"/>
        </table:table-row>
        <table:table-row table:style-name="ro10">
          <table:table-cell table:style-name="ce52"/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Memory</text:p>
          </table:table-cell>
          <table:table-cell table:style-name="ce34" office:value-type="string" calcext:value-type="string">
            <text:p>Time</text:p>
          </table:table-cell>
        </table:table-row>
        <table:table-row table:style-name="ro12">
          <table:table-cell table:style-name="ce52"/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µ sec</text:p>
          </table:table-cell>
        </table:table-row>
        <table:table-row table:style-name="ro12">
          <table:table-cell table:style-name="ce52" office:value-type="string" calcext:value-type="string" table:number-columns-spanned="1" table:number-rows-spanned="2">
            <text:p>tjunk</text:p>
          </table:table-cell>
          <table:table-cell table:style-name="ce3" office:value-type="string" calcext:value-type="string">
            <text:p>Input Tex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5" office:value-type="float" office:value="108996.333333333" calcext:value-type="float">
            <text:p>108996</text:p>
          </table:table-cell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6" office:value-type="float" office:value="30884" calcext:value-type="float">
            <text:p>30884</text:p>
          </table:table-cell>
        </table:table-row>
        <table:table-row table:style-name="ro12">
          <table:table-cell table:style-name="ce52" office:value-type="string" calcext:value-type="string" table:number-columns-spanned="1" table:number-rows-spanned="2">
            <text:p>drall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6" office:value-type="float" office:value="290140" calcext:value-type="float">
            <text:p>290140</text:p>
          </table:table-cell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6" office:value-type="float" office:value="63707.3333333333" calcext:value-type="float">
            <text:p>63707</text:p>
          </table:table-cell>
        </table:table-row>
        <table:table-row table:style-name="ro12">
          <table:table-cell table:style-name="ce52" office:value-type="string" calcext:value-type="string" table:number-columns-spanned="1" table:number-rows-spanned="2">
            <text:p>pent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6" office:value-type="float" office:value="660284" calcext:value-type="float">
            <text:p>660284</text:p>
          </table:table-cell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6" office:value-type="float" office:value="83031.3333333333" calcext:value-type="float">
            <text:p>83031</text:p>
          </table:table-cell>
        </table:table-row>
        <table:table-row table:style-name="ro12">
          <table:table-cell table:style-name="ce52" office:value-type="string" calcext:value-type="string" table:number-columns-spanned="1" table:number-rows-spanned="2">
            <text:p>cojack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6" office:value-type="float" office:value="1649824.33333333" calcext:value-type="float">
            <text:p>1649824</text:p>
          </table:table-cell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6" office:value-type="float" office:value="214524.333333333" calcext:value-type="float">
            <text:p>214524</text:p>
          </table:table-cell>
        </table:table-row>
        <table:table-row table:style-name="ro11" table:number-rows-repeated="1048508">
          <table:table-cell table:number-columns-repeated="4"/>
        </table:table-row>
        <table:table-row table:style-name="ro11">
          <table:table-cell table:number-columns-repeated="4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2:28:42.643629000</dc:date>
    <meta:editing-cycles>115</meta:editing-cycles>
    <meta:editing-duration>PT9H40M35S</meta:editing-duration>
    <meta:generator>LibreOffice/4.1.3.2$MacOSX_x86 LibreOffice_project/70feb7d99726f064edab4605a8ab840c50ec57a</meta:generator>
    <meta:document-statistic meta:table-count="7" meta:cell-count="10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34cm" svg:height="6.764cm" xlink:href=".." xlink:type="simple" chart:class="chart:bar" chart:style-name="ch1">
        <chart:title svg:x="3.178cm" svg:y="0.244cm" chart:style-name="ch2">
          <text:p>L2 Cache miss rate (Computation Phase)</text:p>
        </chart:title>
        <chart:legend chart:legend-position="end" svg:x="11.62cm" svg:y="2.077cm" style:legend-expansion="high" chart:style-name="ch3"/>
        <chart:plot-area chart:style-name="ch4" table:cell-range-address="Chart.B2:Chart.D7 Chart.A3:Chart.A7" chart:data-source-has-labels="both" svg:x="1.302cm" svg:y="1.468cm" svg:width="9.722cm" svg:height="4.187cm">
          <chartooo:coordinate-region svg:x="2.833cm" svg:y="1.669cm" svg:width="8.191cm" svg:height="3.335cm"/>
          <chart:axis chart:dimension="x" chart:name="primary-x" chart:style-name="ch5" chartooo:axis-type="auto">
            <chartooo:date-scale/>
            <chart:title svg:x="5.37cm" svg:y="5.791cm" chart:style-name="ch6">
              <text:p>Input Files</text:p>
            </chart:title>
            <chart:categories table:cell-range-address="Chart.B2:Chart.D2"/>
          </chart:axis>
          <chart:axis chart:dimension="y" chart:name="primary-y" chart:style-name="ch7">
            <chart:title svg:x="0.451cm" svg:y="4.268cm" chart:style-name="ch8">
              <text:p>miss rate</text:p>
            </chart:title>
            <chart:grid chart:style-name="ch9" chart:class="major"/>
          </chart:axis>
          <chart:series chart:style-name="ch10" chart:values-cell-range-address="Chart.B3:Chart.D3" chart:label-cell-address="Chart.A3:Chart.A3" chart:class="chart:bar">
            <chart:data-point chart:repeated="3"/>
          </chart:series>
          <chart:series chart:style-name="ch11" chart:values-cell-range-address="Chart.B4:Chart.D4" chart:label-cell-address="Chart.A4:Chart.A4" chart:class="chart:bar">
            <chart:data-point chart:repeated="3"/>
          </chart:series>
          <chart:series chart:style-name="ch12" chart:values-cell-range-address="Chart.B5:Chart.D5" chart:label-cell-address="Chart.A5:Chart.A5" chart:class="chart:bar">
            <chart:data-point chart:repeated="3"/>
          </chart:series>
          <chart:series chart:style-name="ch13" chart:values-cell-range-address="Chart.B6:Chart.D6" chart:label-cell-address="Chart.A6:Chart.A6" chart:class="chart:bar">
            <chart:data-point chart:repeated="3"/>
          </chart:series>
          <chart:series chart:style-name="ch14" chart:values-cell-range-address="Chart.B7:Chart.D7" chart:label-cell-address="Chart.A7:Chart.A7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2:Chart.D2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3:Chart.A3</svg:desc>
                </draw:g>
              </table:table-cell>
              <table:table-cell office:value-type="float" office:value="1.68960333333333">
                <text:p>1.68960333333333</text:p>
                <draw:g>
                  <svg:desc>Chart.B3:Chart.D3</svg:desc>
                </draw:g>
              </table:table-cell>
              <table:table-cell office:value-type="float" office:value="2.55213233333333">
                <text:p>2.55213233333333</text:p>
              </table:table-cell>
              <table:table-cell office:value-type="float" office:value="1.553843">
                <text:p>1.553843</text:p>
              </table:table-cell>
            </table:table-row>
            <table:table-row>
              <table:table-cell office:value-type="string">
                <text:p>-O1</text:p>
                <draw:g>
                  <svg:desc>Chart.A4:Chart.A4</svg:desc>
                </draw:g>
              </table:table-cell>
              <table:table-cell office:value-type="float" office:value="2.34309633333333">
                <text:p>2.34309633333333</text:p>
                <draw:g>
                  <svg:desc>Chart.B4:Chart.D4</svg:desc>
                </draw:g>
              </table:table-cell>
              <table:table-cell office:value-type="float" office:value="9.24148366666667">
                <text:p>9.24148366666667</text:p>
              </table:table-cell>
              <table:table-cell office:value-type="float" office:value="1.91918433333333">
                <text:p>1.91918433333333</text:p>
              </table:table-cell>
            </table:table-row>
            <table:table-row>
              <table:table-cell office:value-type="string">
                <text:p>-O2</text:p>
                <draw:g>
                  <svg:desc>Chart.A5:Chart.A5</svg:desc>
                </draw:g>
              </table:table-cell>
              <table:table-cell office:value-type="float" office:value="5.18352766666667">
                <text:p>5.18352766666667</text:p>
                <draw:g>
                  <svg:desc>Chart.B5:Chart.D5</svg:desc>
                </draw:g>
              </table:table-cell>
              <table:table-cell office:value-type="float" office:value="61.0601963333333">
                <text:p>61.0601963333333</text:p>
              </table:table-cell>
              <table:table-cell office:value-type="float" office:value="6.62285566666667">
                <text:p>6.62285566666667</text:p>
              </table:table-cell>
            </table:table-row>
            <table:table-row>
              <table:table-cell office:value-type="string">
                <text:p>-O3</text:p>
                <draw:g>
                  <svg:desc>Chart.A6:Chart.A6</svg:desc>
                </draw:g>
              </table:table-cell>
              <table:table-cell office:value-type="float" office:value="5.087626">
                <text:p>5.087626</text:p>
                <draw:g>
                  <svg:desc>Chart.B6:Chart.D6</svg:desc>
                </draw:g>
              </table:table-cell>
              <table:table-cell office:value-type="float" office:value="10.688174">
                <text:p>10.688174</text:p>
              </table:table-cell>
              <table:table-cell office:value-type="float" office:value="6.68502">
                <text:p>6.68502</text:p>
              </table:table-cell>
            </table:table-row>
            <table:table-row>
              <table:table-cell office:value-type="string">
                <text:p>-O3 No Prefetch</text:p>
                <draw:g>
                  <svg:desc>Chart.A7:Chart.A7</svg:desc>
                </draw:g>
              </table:table-cell>
              <table:table-cell office:value-type="float" office:value="5.143038">
                <text:p>5.143038</text:p>
                <draw:g>
                  <svg:desc>Chart.B7:Chart.D7</svg:desc>
                </draw:g>
              </table:table-cell>
              <table:table-cell office:value-type="float" office:value="10.664525">
                <text:p>10.664525</text:p>
              </table:table-cell>
              <table:table-cell office:value-type="float" office:value="37.4731156666667">
                <text:p>37.473115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91cm" svg:height="7.023cm" xlink:href=".." xlink:type="simple" chart:class="chart:bar" chart:style-name="ch1">
        <chart:title svg:x="2.61cm" svg:y="0.3cm" chart:style-name="ch2">
          <text:p>L3 Cache miss rate (Computation Phase)</text:p>
        </chart:title>
        <chart:legend chart:legend-position="end" svg:x="11.477cm" svg:y="2.206cm" style:legend-expansion="high" chart:style-name="ch3"/>
        <chart:plot-area chart:style-name="ch4" table:cell-range-address="Chart.B18:Chart.D23 Chart.A19:Chart.A23" chart:data-source-has-labels="both" svg:x="1.299cm" svg:y="1.488cm" svg:width="9.588cm" svg:height="4.421cm">
          <chartooo:coordinate-region svg:x="3.021cm" svg:y="1.689cm" svg:width="7.866cm" svg:height="3.569cm"/>
          <chart:axis chart:dimension="x" chart:name="primary-x" chart:style-name="ch5" chartooo:axis-type="auto">
            <chartooo:date-scale/>
            <chart:title svg:x="5.3cm" svg:y="6.05cm" chart:style-name="ch6">
              <text:p>Input Files</text:p>
            </chart:title>
            <chart:categories table:cell-range-address="Chart.B18:Chart.D18"/>
          </chart:axis>
          <chart:axis chart:dimension="y" chart:name="primary-y" chart:style-name="ch7">
            <chart:title svg:x="0.451cm" svg:y="4.405cm" chart:style-name="ch8">
              <text:p>miss rate</text:p>
            </chart:title>
            <chart:grid chart:style-name="ch9" chart:class="major"/>
          </chart:axis>
          <chart:series chart:style-name="ch10" chart:values-cell-range-address="Chart.B19:Chart.D19" chart:label-cell-address="Chart.A19:Chart.A19" chart:class="chart:bar">
            <chart:data-point chart:repeated="3"/>
          </chart:series>
          <chart:series chart:style-name="ch11" chart:values-cell-range-address="Chart.B20:Chart.D20" chart:label-cell-address="Chart.A20:Chart.A20" chart:class="chart:bar">
            <chart:data-point chart:repeated="3"/>
          </chart:series>
          <chart:series chart:style-name="ch12" chart:values-cell-range-address="Chart.B21:Chart.D21" chart:label-cell-address="Chart.A21:Chart.A21" chart:class="chart:bar">
            <chart:data-point chart:repeated="3"/>
          </chart:series>
          <chart:series chart:style-name="ch13" chart:values-cell-range-address="Chart.B22:Chart.D22" chart:label-cell-address="Chart.A22:Chart.A22" chart:class="chart:bar">
            <chart:data-point chart:repeated="3"/>
          </chart:series>
          <chart:series chart:style-name="ch14" chart:values-cell-range-address="Chart.B23:Chart.D23" chart:label-cell-address="Chart.A23:Chart.A23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18:Chart.D18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19:Chart.A19</svg:desc>
                </draw:g>
              </table:table-cell>
              <table:table-cell office:value-type="float" office:value="0.002125">
                <text:p>0.002125</text:p>
                <draw:g>
                  <svg:desc>Chart.B19:Chart.D19</svg:desc>
                </draw:g>
              </table:table-cell>
              <table:table-cell office:value-type="float" office:value="50.8594626666667">
                <text:p>50.8594626666667</text:p>
              </table:table-cell>
              <table:table-cell office:value-type="float" office:value="0.100583666666667">
                <text:p>0.100583666666667</text:p>
              </table:table-cell>
            </table:table-row>
            <table:table-row>
              <table:table-cell office:value-type="string">
                <text:p>-O1</text:p>
                <draw:g>
                  <svg:desc>Chart.A20:Chart.A20</svg:desc>
                </draw:g>
              </table:table-cell>
              <table:table-cell office:value-type="float" office:value="0.00123866666666667">
                <text:p>0.00123866666666667</text:p>
                <draw:g>
                  <svg:desc>Chart.B20:Chart.D20</svg:desc>
                </draw:g>
              </table:table-cell>
              <table:table-cell office:value-type="float" office:value="75.8106713333333">
                <text:p>75.8106713333333</text:p>
              </table:table-cell>
              <table:table-cell office:value-type="float" office:value="0.162062">
                <text:p>0.162062</text:p>
              </table:table-cell>
            </table:table-row>
            <table:table-row>
              <table:table-cell office:value-type="string">
                <text:p>-O2</text:p>
                <draw:g>
                  <svg:desc>Chart.A21:Chart.A21</svg:desc>
                </draw:g>
              </table:table-cell>
              <table:table-cell office:value-type="float" office:value="0.002019">
                <text:p>0.002019</text:p>
                <draw:g>
                  <svg:desc>Chart.B21:Chart.D21</svg:desc>
                </draw:g>
              </table:table-cell>
              <table:table-cell office:value-type="float" office:value="93.560023">
                <text:p>93.560023</text:p>
              </table:table-cell>
              <table:table-cell office:value-type="float" office:value="0.200641666666667">
                <text:p>0.200641666666667</text:p>
              </table:table-cell>
            </table:table-row>
            <table:table-row>
              <table:table-cell office:value-type="string">
                <text:p>-O3</text:p>
                <draw:g>
                  <svg:desc>Chart.A22:Chart.A22</svg:desc>
                </draw:g>
              </table:table-cell>
              <table:table-cell office:value-type="float" office:value="0.00221866666666667">
                <text:p>0.00221866666666667</text:p>
                <draw:g>
                  <svg:desc>Chart.B22:Chart.D22</svg:desc>
                </draw:g>
              </table:table-cell>
              <table:table-cell office:value-type="float" office:value="81.9856996666667">
                <text:p>81.9856996666667</text:p>
              </table:table-cell>
              <table:table-cell office:value-type="float" office:value="0.0790743333333333">
                <text:p>0.0790743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A23:Chart.A23</svg:desc>
                </draw:g>
              </table:table-cell>
              <table:table-cell office:value-type="float" office:value="0.002343">
                <text:p>0.002343</text:p>
                <draw:g>
                  <svg:desc>Chart.B23:Chart.D23</svg:desc>
                </draw:g>
              </table:table-cell>
              <table:table-cell office:value-type="float" office:value="81.680916">
                <text:p>81.680916</text:p>
              </table:table-cell>
              <table:table-cell office:value-type="float" office:value="33.3913823333333">
                <text:p>33.391382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text-overlap="true" chart:reverse-direction="false" text:line-break="false" chart:label-arrangement="side-by-side" chart:axis-position="0" style:rotation-angle="4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text-overlap="true" chart:reverse-direction="false" text:line-break="false" chart:axis-position="0" style:rotation-angle="4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6cm" svg:height="11.028cm" xlink:href=".." xlink:type="simple" chart:class="chart:bar" chart:style-name="ch1">
        <chart:title svg:x="7.735cm" svg:y="0.355cm" chart:style-name="ch2">
          <text:p>Execution Time for differnet optimization level</text:p>
        </chart:title>
        <chart:legend chart:legend-position="end" svg:x="21.011cm" svg:y="4.711cm" style:legend-expansion="high" chart:style-name="ch3"/>
        <chart:plot-area chart:style-name="ch4" table:cell-range-address="Chart.A34:Chart.D53 Chart.B33:Chart.D33" chart:data-source-has-labels="both" svg:x="1.501cm" svg:y="1.808cm" svg:width="18.516cm" svg:height="8.026cm">
          <chartooo:coordinate-region svg:x="3.21cm" svg:y="1.963cm" svg:width="16.807cm" svg:height="4.588cm"/>
          <chart:axis chart:dimension="x" chart:name="primary-x" chart:style-name="ch5" chartooo:axis-type="auto">
            <chartooo:date-scale/>
            <chart:title svg:x="9.451cm" svg:y="10.055cm" chart:style-name="ch6">
              <text:p>Optimization level</text:p>
            </chart:title>
            <chart:categories table:cell-range-address="Chart.A34:Chart.A53"/>
          </chart:axis>
          <chart:axis chart:dimension="y" chart:name="primary-y" chart:style-name="ch7">
            <chart:title svg:x="0.451cm" svg:y="6.919cm" chart:style-name="ch8">
              <text:p>Execution time</text:p>
            </chart:title>
            <chart:grid chart:style-name="ch9" chart:class="major"/>
          </chart:axis>
          <chart:series chart:style-name="ch10" chart:values-cell-range-address="Chart.B34:Chart.B53" chart:label-cell-address="Chart.B33:Chart.B33" chart:class="chart:bar">
            <chart:data-point chart:repeated="20"/>
          </chart:series>
          <chart:series chart:style-name="ch11" chart:values-cell-range-address="Chart.C34:Chart.C53" chart:label-cell-address="Chart.C33:Chart.C33" chart:class="chart:bar">
            <chart:data-point chart:repeated="20"/>
          </chart:series>
          <chart:series chart:style-name="ch12" chart:values-cell-range-address="Chart.D34:Chart.D53" chart:label-cell-address="Chart.D33:Chart.D33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.B33:Chart.B33</svg:desc>
                </draw:g>
              </table:table-cell>
              <table:table-cell office:value-type="string">
                <text:p>Computation Phase</text:p>
                <draw:g>
                  <svg:desc>Chart.C33:Chart.C33</svg:desc>
                </draw:g>
              </table:table-cell>
              <table:table-cell office:value-type="string">
                <text:p>Output Phase</text:p>
                <draw:g>
                  <svg:desc>Chart.D33:Chart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g tjunk.dat</text:p>
                <draw:g>
                  <svg:desc>Chart.A34:Chart.A53</svg:desc>
                </draw:g>
              </table:table-cell>
              <table:table-cell office:value-type="float" office:value="92637.3333333333">
                <text:p>92637.3333333333</text:p>
                <draw:g>
                  <svg:desc>Chart.B34:Chart.B53</svg:desc>
                </draw:g>
              </table:table-cell>
              <table:table-cell office:value-type="float" office:value="381903">
                <text:p>381903</text:p>
                <draw:g>
                  <svg:desc>Chart.C34:Chart.C53</svg:desc>
                </draw:g>
              </table:table-cell>
              <table:table-cell office:value-type="float" office:value="140593">
                <text:p>140593</text:p>
                <draw:g>
                  <svg:desc>Chart.D34:Chart.D53</svg:desc>
                </draw:g>
              </table:table-cell>
            </table:table-row>
            <table:table-row>
              <table:table-cell office:value-type="string">
                <text:p>-g cojack.dat</text:p>
              </table:table-cell>
              <table:table-cell office:value-type="float" office:value="1684075.33333333">
                <text:p>1684075.33333333</text:p>
              </table:table-cell>
              <table:table-cell office:value-type="float" office:value="16791498">
                <text:p>16791498</text:p>
              </table:table-cell>
              <table:table-cell office:value-type="float" office:value="2100966">
                <text:p>2100966</text:p>
              </table:table-cell>
            </table:table-row>
            <table:table-row>
              <table:table-cell office:value-type="string">
                <text:p>-g pent.dat</text:p>
              </table:table-cell>
              <table:table-cell office:value-type="float" office:value="654025.666666667">
                <text:p>654025.666666667</text:p>
              </table:table-cell>
              <table:table-cell office:value-type="float" office:value="4860835.33333333">
                <text:p>4860835.33333333</text:p>
              </table:table-cell>
              <table:table-cell office:value-type="float" office:value="725150.666666667">
                <text:p>725150.666666667</text:p>
              </table:table-cell>
            </table:table-row>
            <table:table-row>
              <table:table-cell office:value-type="string">
                <text:p>-g drall.dat</text:p>
              </table:table-cell>
              <table:table-cell office:value-type="float" office:value="299727.333333333">
                <text:p>299727.333333333</text:p>
              </table:table-cell>
              <table:table-cell office:value-type="float" office:value="1305452.33333333">
                <text:p>1305452.33333333</text:p>
              </table:table-cell>
              <table:table-cell office:value-type="float" office:value="365369">
                <text:p>365369</text:p>
              </table:table-cell>
            </table:table-row>
            <table:table-row>
              <table:table-cell office:value-type="string">
                <text:p>-O1 tjunk.dat</text:p>
              </table:table-cell>
              <table:table-cell office:value-type="float" office:value="100732.333333333">
                <text:p>100732.333333333</text:p>
              </table:table-cell>
              <table:table-cell office:value-type="float" office:value="126059">
                <text:p>126059</text:p>
              </table:table-cell>
              <table:table-cell office:value-type="float" office:value="103485.333333333">
                <text:p>103485.333333333</text:p>
              </table:table-cell>
            </table:table-row>
            <table:table-row>
              <table:table-cell office:value-type="string">
                <text:p>-O1 cojack.dat</text:p>
              </table:table-cell>
              <table:table-cell office:value-type="float" office:value="1630917.33333333">
                <text:p>1630917.33333333</text:p>
              </table:table-cell>
              <table:table-cell office:value-type="float" office:value="7572094.66666667">
                <text:p>7572094.66666667</text:p>
              </table:table-cell>
              <table:table-cell office:value-type="float" office:value="1949224">
                <text:p>1949224</text:p>
              </table:table-cell>
            </table:table-row>
            <table:table-row>
              <table:table-cell office:value-type="string">
                <text:p>-O1 pent.dat</text:p>
              </table:table-cell>
              <table:table-cell office:value-type="float" office:value="697750.333333333">
                <text:p>697750.333333333</text:p>
              </table:table-cell>
              <table:table-cell office:value-type="float" office:value="1592512">
                <text:p>1592512</text:p>
              </table:table-cell>
              <table:table-cell office:value-type="float" office:value="632943">
                <text:p>632943</text:p>
              </table:table-cell>
            </table:table-row>
            <table:table-row>
              <table:table-cell office:value-type="string">
                <text:p>-O1 drall.dat</text:p>
              </table:table-cell>
              <table:table-cell office:value-type="float" office:value="292303.666666667">
                <text:p>292303.666666667</text:p>
              </table:table-cell>
              <table:table-cell office:value-type="float" office:value="429374">
                <text:p>429374</text:p>
              </table:table-cell>
              <table:table-cell office:value-type="float" office:value="369345.333333333">
                <text:p>369345.333333333</text:p>
              </table:table-cell>
            </table:table-row>
            <table:table-row>
              <table:table-cell office:value-type="string">
                <text:p>-O2 tjunk.dat</text:p>
              </table:table-cell>
              <table:table-cell office:value-type="float" office:value="94303">
                <text:p>94303</text:p>
              </table:table-cell>
              <table:table-cell office:value-type="float" office:value="99074.3333333333">
                <text:p>99074.3333333333</text:p>
              </table:table-cell>
              <table:table-cell office:value-type="float" office:value="346610.333333333">
                <text:p>346610.333333333</text:p>
              </table:table-cell>
            </table:table-row>
            <table:table-row>
              <table:table-cell office:value-type="string">
                <text:p>-O2 cojack.dat</text:p>
              </table:table-cell>
              <table:table-cell office:value-type="float" office:value="1667855">
                <text:p>1667855</text:p>
              </table:table-cell>
              <table:table-cell office:value-type="float" office:value="7056385.66666667">
                <text:p>7056385.66666667</text:p>
              </table:table-cell>
              <table:table-cell office:value-type="float" office:value="2030399">
                <text:p>2030399</text:p>
              </table:table-cell>
            </table:table-row>
            <table:table-row>
              <table:table-cell office:value-type="string">
                <text:p>-O2 pent.dat</text:p>
              </table:table-cell>
              <table:table-cell office:value-type="float" office:value="660617.333333333">
                <text:p>660617.333333333</text:p>
              </table:table-cell>
              <table:table-cell office:value-type="float" office:value="1293914">
                <text:p>1293914</text:p>
              </table:table-cell>
              <table:table-cell office:value-type="float" office:value="986966.333333333">
                <text:p>986966.333333333</text:p>
              </table:table-cell>
            </table:table-row>
            <table:table-row>
              <table:table-cell office:value-type="string">
                <text:p>-O2 drall.dat</text:p>
              </table:table-cell>
              <table:table-cell office:value-type="float" office:value="286125.333333333">
                <text:p>286125.333333333</text:p>
              </table:table-cell>
              <table:table-cell office:value-type="float" office:value="346466">
                <text:p>346466</text:p>
              </table:table-cell>
              <table:table-cell office:value-type="float" office:value="371217.666666667">
                <text:p>371217.666666667</text:p>
              </table:table-cell>
            </table:table-row>
            <table:table-row>
              <table:table-cell office:value-type="string">
                <text:p>-O3 tjunk.dat</text:p>
              </table:table-cell>
              <table:table-cell office:value-type="float" office:value="108996.333333333">
                <text:p>108996.333333333</text:p>
              </table:table-cell>
              <table:table-cell office:value-type="float" office:value="101398.666666667">
                <text:p>101398.666666667</text:p>
              </table:table-cell>
              <table:table-cell office:value-type="float" office:value="108076.666666667">
                <text:p>108076.666666667</text:p>
              </table:table-cell>
            </table:table-row>
            <table:table-row>
              <table:table-cell office:value-type="string">
                <text:p>-O3 cojack.dat</text:p>
              </table:table-cell>
              <table:table-cell office:value-type="float" office:value="1649824.33333333">
                <text:p>1649824.33333333</text:p>
              </table:table-cell>
              <table:table-cell office:value-type="float" office:value="6604137.33333333">
                <text:p>6604137.33333333</text:p>
              </table:table-cell>
              <table:table-cell office:value-type="float" office:value="1930799.33333333">
                <text:p>1930799.33333333</text:p>
              </table:table-cell>
            </table:table-row>
            <table:table-row>
              <table:table-cell office:value-type="string">
                <text:p>-O3 pent.dat</text:p>
              </table:table-cell>
              <table:table-cell office:value-type="float" office:value="660284">
                <text:p>660284</text:p>
              </table:table-cell>
              <table:table-cell office:value-type="float" office:value="1321235.66666667">
                <text:p>1321235.66666667</text:p>
              </table:table-cell>
              <table:table-cell office:value-type="float" office:value="637649">
                <text:p>637649</text:p>
              </table:table-cell>
            </table:table-row>
            <table:table-row>
              <table:table-cell office:value-type="string">
                <text:p>-O3 drall.dat</text:p>
              </table:table-cell>
              <table:table-cell office:value-type="float" office:value="290140">
                <text:p>290140</text:p>
              </table:table-cell>
              <table:table-cell office:value-type="float" office:value="352726.333333333">
                <text:p>352726.333333333</text:p>
              </table:table-cell>
              <table:table-cell office:value-type="float" office:value="340765.666666667">
                <text:p>340765.666666667</text:p>
              </table:table-cell>
            </table:table-row>
            <table:table-row>
              <table:table-cell office:value-type="string">
                <text:p>-O3 No Prefetch tjunk.dat</text:p>
              </table:table-cell>
              <table:table-cell office:value-type="float" office:value="93075">
                <text:p>93075</text:p>
              </table:table-cell>
              <table:table-cell office:value-type="float" office:value="102672.666666667">
                <text:p>102672.666666667</text:p>
              </table:table-cell>
              <table:table-cell office:value-type="float" office:value="100397.333333333">
                <text:p>100397.333333333</text:p>
              </table:table-cell>
            </table:table-row>
            <table:table-row>
              <table:table-cell office:value-type="string">
                <text:p>-O3 No Prefetch cojack.dat</text:p>
              </table:table-cell>
              <table:table-cell office:value-type="float" office:value="1665862.33333333">
                <text:p>1665862.33333333</text:p>
              </table:table-cell>
              <table:table-cell office:value-type="float" office:value="6547959.66666667">
                <text:p>6547959.66666667</text:p>
              </table:table-cell>
              <table:table-cell office:value-type="float" office:value="1858919.33333333">
                <text:p>1858919.33333333</text:p>
              </table:table-cell>
            </table:table-row>
            <table:table-row>
              <table:table-cell office:value-type="string">
                <text:p>-O3 No Prefetch pent.dat</text:p>
              </table:table-cell>
              <table:table-cell office:value-type="float" office:value="647276.666666667">
                <text:p>647276.666666667</text:p>
              </table:table-cell>
              <table:table-cell office:value-type="float" office:value="1326103">
                <text:p>1326103</text:p>
              </table:table-cell>
              <table:table-cell office:value-type="float" office:value="915695">
                <text:p>915695</text:p>
              </table:table-cell>
            </table:table-row>
            <table:table-row>
              <table:table-cell office:value-type="string">
                <text:p>-O3 No Prefetch drall.dat</text:p>
              </table:table-cell>
              <table:table-cell office:value-type="float" office:value="298688">
                <text:p>298688</text:p>
              </table:table-cell>
              <table:table-cell office:value-type="float" office:value="352789.333333333">
                <text:p>352789.333333333</text:p>
              </table:table-cell>
              <table:table-cell office:value-type="float" office:value="337073">
                <text:p>337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6000000" chart:interval-major="1000000" chart:interval-minor-divisor="2" chart:text-overlap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7cm" svg:height="10.457cm" xlink:href=".." xlink:type="simple" chart:class="chart:bar" chart:style-name="ch1">
        <chart:title svg:x="7.262cm" svg:y="0.344cm" chart:style-name="ch2">
          <text:p>Binary vs. Text Input</text:p>
        </chart:title>
        <chart:legend chart:legend-position="end" svg:x="16.595cm" svg:y="4.676cm" style:legend-expansion="high" chart:style-name="ch3"/>
        <chart:plot-area chart:style-name="ch4" table:cell-range-address="Chart.B60:Chart.D67 Chart.C59:Chart.D59" chart:data-source-has-labels="both" svg:x="1.38cm" svg:y="1.764cm" svg:width="13.909cm" svg:height="8.064cm">
          <chartooo:coordinate-region svg:x="3.197cm" svg:y="1.965cm" svg:width="10.465cm" svg:height="6.811cm"/>
          <chart:axis chart:dimension="x" chart:name="primary-x" chart:style-name="ch5" chartooo:axis-type="auto">
            <chartooo:date-scale/>
            <chart:categories table:cell-range-address="Chart.B60:Chart.B67"/>
          </chart:axis>
          <chart:axis chart:dimension="y" chart:name="primary-y" chart:style-name="ch6">
            <chart:title svg:x="0.453cm" svg:y="5.651cm" chart:style-name="ch7">
              <text:p>File Size (Bytes)</text:p>
            </chart:title>
            <chart:grid chart:style-name="ch8" chart:class="major"/>
            <chart:grid chart:style-name="ch8" chart:class="minor"/>
          </chart:axis>
          <chart:axis chart:dimension="y" chart:name="secondary-y" chart:style-name="ch9">
            <chart:title svg:x="15.627cm" svg:y="5.58cm" chart:style-name="ch7">
              <text:p>Execution time (µ sec)</text:p>
            </chart:title>
          </chart:axis>
          <chart:series chart:attached-axis="primary-y" chart:style-name="ch10" chart:values-cell-range-address="Chart.C60:Chart.C67" chart:label-cell-address="Chart.C59:Chart.C59" chart:class="chart:bar">
            <chart:data-point chart:repeated="8"/>
          </chart:series>
          <chart:series chart:attached-axis="primary-y" chart:style-name="ch11" chart:values-cell-range-address="Chart.D60:Chart.D67" chart:label-cell-address="Chart.D59:Chart.D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Chart.C59:Chart.C59</svg:desc>
                </draw:g>
              </table:table-cell>
              <table:table-cell office:value-type="string">
                <text:p>µ sec</text:p>
                <draw:g>
                  <svg:desc>Chart.D59:Chart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Text</text:p>
                <draw:g>
                  <svg:desc>Chart.B60:Chart.B67</svg:desc>
                </draw:g>
              </table:table-cell>
              <table:table-cell office:value-type="float" office:value="3874353">
                <text:p>3874353</text:p>
                <draw:g>
                  <svg:desc>Chart.C60:Chart.C67</svg:desc>
                </draw:g>
              </table:table-cell>
              <table:table-cell office:value-type="float" office:value="108996.333333333">
                <text:p>108996.333333333</text:p>
                <draw:g>
                  <svg:desc>Chart.D60:Chart.D67</svg:desc>
                </draw:g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1273756">
                <text:p>1273756</text:p>
              </table:table-cell>
              <table:table-cell office:value-type="float" office:value="30884">
                <text:p>30884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13239532">
                <text:p>13239532</text:p>
              </table:table-cell>
              <table:table-cell office:value-type="float" office:value="290140">
                <text:p>290140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4352720">
                <text:p>4352720</text:p>
              </table:table-cell>
              <table:table-cell office:value-type="float" office:value="63707.3333333333">
                <text:p>63707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30636050">
                <text:p>30636050</text:p>
              </table:table-cell>
              <table:table-cell office:value-type="float" office:value="660284">
                <text:p>660284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9936016">
                <text:p>9936016</text:p>
              </table:table-cell>
              <table:table-cell office:value-type="float" office:value="83031.3333333333">
                <text:p>83031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75058440">
                <text:p>75058440</text:p>
              </table:table-cell>
              <table:table-cell office:value-type="float" office:value="1649824.33333333">
                <text:p>1649824.33333333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29260064">
                <text:p>29260064</text:p>
              </table:table-cell>
              <table:table-cell office:value-type="float" office:value="214524.333333333">
                <text:p>214524.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